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1681in" fo:margin-left="-0.075in" fo:margin-top="0in" fo:margin-bottom="0in" table:align="left" style:writing-mode="lr-tb"/>
    </style:style>
    <style:style style:name="Table1.A" style:family="table-column">
      <style:table-column-properties style:column-width="1.7625in"/>
    </style:style>
    <style:style style:name="Table1.B" style:family="table-column">
      <style:table-column-properties style:column-width="1.7319in"/>
    </style:style>
    <style:style style:name="Table1.C" style:family="table-column">
      <style:table-column-properties style:column-width="1.673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5"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825in" fo:margin-left="-0.075in" fo:margin-top="0in" fo:margin-bottom="0in" table:align="left" style:writing-mode="lr-tb"/>
    </style:style>
    <style:style style:name="Table2.A" style:family="table-column">
      <style:table-column-properties style:column-width="2.0493in"/>
    </style:style>
    <style:style style:name="Table2.B" style:family="table-column">
      <style:table-column-properties style:column-width="0.6153in"/>
    </style:style>
    <style:style style:name="Table2.C" style:family="table-column">
      <style:table-column-properties style:column-width="1.160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16" style:family="table-row">
      <style:table-row-properties fo:keep-together="always"/>
    </style:style>
    <style:style style:name="Table2.A1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7in" fo:margin-left="-0.075in" fo:margin-top="0in" fo:margin-bottom="0in" table:align="left" style:writing-mode="lr-tb"/>
    </style:style>
    <style:style style:name="Table3.A" style:family="table-column">
      <style:table-column-properties style:column-width="4.4493in"/>
    </style:style>
    <style:style style:name="Table3.B" style:family="table-column">
      <style:table-column-properties style:column-width="0.625in"/>
    </style:style>
    <style:style style:name="Table3.C" style:family="table-column">
      <style:table-column-properties style:column-width="0.625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11" style:family="table-row">
      <style:table-row-properties fo:keep-together="always"/>
    </style:style>
    <style:style style:name="Table3.A13"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5785in" fo:margin-left="-0.075in" fo:margin-top="0in" fo:margin-bottom="0in" table:align="left" style:writing-mode="lr-tb"/>
    </style:style>
    <style:style style:name="Table4.A" style:family="table-column">
      <style:table-column-properties style:column-width="3.0785in"/>
    </style:style>
    <style:style style:name="Table4.B" style:family="table-column">
      <style:table-column-properties style:column-width="0.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5" style:family="table-row">
      <style:table-row-properties fo:keep-together="always"/>
    </style:style>
    <style:style style:name="Table4.A19"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284in" fo:margin-left="-0.075in" fo:margin-top="0in" fo:margin-bottom="0in" table:align="left" style:writing-mode="lr-tb"/>
    </style:style>
    <style:style style:name="Table5.A" style:family="table-column">
      <style:table-column-properties style:column-width="1.3688in"/>
    </style:style>
    <style:style style:name="Table5.B" style:family="table-column">
      <style:table-column-properties style:column-width="3.9146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4"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5.825in" fo:margin-left="-0.075in" fo:margin-top="0in" fo:margin-bottom="0in" table:align="left" style:writing-mode="lr-tb"/>
    </style:style>
    <style:style style:name="Table6.A" style:family="table-column">
      <style:table-column-properties style:column-width="3.8243in"/>
    </style:style>
    <style:style style:name="Table6.B" style:family="table-column">
      <style:table-column-properties style:column-width="0.875in"/>
    </style:style>
    <style:style style:name="Table6.C" style:family="table-column">
      <style:table-column-properties style:column-width="1.1257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0"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2.95in" fo:margin-left="-0.075in" fo:margin-top="0in" fo:margin-bottom="0in" table:align="left" style:writing-mode="lr-tb"/>
    </style:style>
    <style:style style:name="Table7.A" style:family="table-column">
      <style:table-column-properties style:column-width="0.9493in"/>
    </style:style>
    <style:style style:name="Table7.B" style:family="table-column">
      <style:table-column-properties style:column-width="2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11"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3.4507in" fo:margin-left="-0.075in" fo:margin-top="0in" fo:margin-bottom="0in" table:align="left" style:writing-mode="lr-tb"/>
    </style:style>
    <style:style style:name="Table8.A" style:family="table-column">
      <style:table-column-properties style:column-width="1.825in"/>
    </style:style>
    <style:style style:name="Table8.B" style:family="table-column">
      <style:table-column-properties style:column-width="0.8757in"/>
    </style:style>
    <style:style style:name="Table8.C" style:family="table-column">
      <style:table-column-properties style:column-width="0.75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3">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text-properties style:font-name="Times New Roman" fo:font-size="9pt" fo:font-weight="bold" style:font-size-asian="9pt" style:font-weight-asian="bold"/>
    </style:style>
    <style:style style:name="P10"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style:style>
    <style:style style:name="P11" style:family="paragraph" style:parent-style-name="Standard">
      <style:paragraph-properties fo:margin-left="0in" fo:margin-right="0in" fo:text-align="start" style:justify-single-word="false" fo:text-indent="0in" style:auto-text-indent="false">
        <style:tab-stops/>
      </style:paragraph-properties>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P14" style:family="paragraph" style:parent-style-name="Text_20_body">
      <style:paragraph-properties fo:margin-left="0in" fo:margin-right="0in" fo:text-indent="0in" style:auto-text-indent="false"/>
    </style:style>
    <style:style style:name="P15" style:family="paragraph" style:parent-style-name="Heading_20_5">
      <style:paragraph-properties fo:margin-left="0in" fo:margin-right="0in" fo:text-indent="0in" style:auto-text-indent="false">
        <style:tab-stops/>
      </style:paragraph-properties>
    </style:style>
    <style:style style:name="P16" style:family="paragraph" style:parent-style-name="Normal_20__28_Web_29_">
      <style:paragraph-properties fo:margin-left="0in" fo:margin-right="0in" fo:margin-top="0in" fo:margin-bottom="0in" loext:contextual-spacing="false" fo:orphans="0" fo:widows="0" fo:text-indent="0in" style:auto-text-indent="false"/>
    </style:style>
    <style:style style:name="P17" style:family="paragraph" style:parent-style-name="Heading_20_4">
      <style:paragraph-properties fo:margin-left="0in" fo:margin-right="0in" fo:text-indent="0in" style:auto-text-indent="false">
        <style:tab-stops/>
      </style:paragraph-properties>
    </style:style>
    <style:style style:name="P18" style:family="paragraph" style:parent-style-name="Heading_20_4">
      <style:paragraph-properties fo:margin-left="0in" fo:margin-right="0in" fo:text-align="center" style:justify-single-word="false" fo:text-indent="0in" style:auto-text-indent="false">
        <style:tab-stops/>
      </style:paragraph-properties>
      <style:text-properties style:font-name="Times New Roman" fo:font-weight="normal" style:font-weight-asian="normal"/>
    </style:style>
    <style:style style:name="P19" style:family="paragraph" style:parent-style-name="Heading_20_4">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2pt" fo:language="en" fo:country="US" style:font-name-asian="Times New Roman1" style:font-size-asian="12pt" style:language-asian="en" style:country-asian="US" style:font-name-complex="Times New Roman1"/>
    </style:style>
    <style:style style:name="T7" style:family="text">
      <style:text-properties fo:color="#000000" style:font-name="Times New Roman" fo:font-size="18pt" fo:language="en" fo:country="US" style:font-size-asian="18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2pt" fo:language="en" fo:country="US" style:font-size-asian="12pt" style:language-asian="en" style:country-asian="US"/>
    </style:style>
    <style:style style:name="T12" style:family="text">
      <style:text-properties fo:color="#000000" style:font-name="Times New Roman"/>
    </style:style>
    <style:style style:name="T13" style:family="text">
      <style:text-properties fo:font-weight="normal" style:font-weight-asian="normal"/>
    </style:style>
    <style:style style:name="T14"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is material is Open Game Content, and is licensed for public use under the terms of the Open Game License v1.0a.</text:span></text:p>
      <text:p text:style-name="P3"><text:span text:style-name="T7">COMBAT II (MOVEMENT, MODIFIERS, SPECIAL ACTIONS)</text:span></text:p>
      <text:p text:style-name="P5"/>
      <text:p text:style-name="P3"><text:span text:style-name="T7">MOVEMENT, POSITION, AND DISTANCE</text:span></text:p>
      <text:p text:style-name="P3"><text:span text:style-name="T8">Miniatures are on the 30mm scale—a miniature figure of a six-foot-tall human is approximately 30mm tall. A square on the battle grid is 1 inch across, representing a 5-foot-by-5-foot area.</text:span></text:p>
      <text:p text:style-name="P4"/>
      <text:p text:style-name="P3"><text:span text:style-name="T11">TACTICAL MOVEMENT</text:span></text:p>
      <text:h text:style-name="P2" text:outline-level="3"><text:span text:style-name="T3">How Far Can Your Character Move?</text:span></text:h>
      <text:p text:style-name="P3"><text:span text:style-name="T8">Your speed is determined by your race and your armor (see Table: Tactical Speed). Your speed while unarmored is your base land speed.</text:span></text:p>
      <text:p text:style-name="P3"><text:span text:style-name="T9">Encumbrance:</text:span><text:span text:style-name="T8"> A character encumbered by carrying a large amount of gear, treasure, or fallen comrades may move slower than normal.</text:span></text:p>
      <text:p text:style-name="P3"><text:span text:style-name="T9">Hampered Movement:</text:span><text:span text:style-name="T8"> Difficult terrain, obstacles, or poor visibility can hamper movement.</text:span></text:p>
      <text:p text:style-name="P3"><text:span text:style-name="T9">Movement in Combat:</text:span><text:span text:style-name="T8"> Generally, you can move your speed in a round and still do something (take a move action and a standard action).</text:span></text:p>
      <text:p text:style-name="P3"><text:span text:style-name="T8">If you do nothing but move (that is, if you use both of your actions in a round to move your speed), you can move double your speed.</text:span></text:p>
      <text:p text:style-name="P3"><text:span text:style-name="T8">If you spend the entire round running, you can move quadruple your speed. If you do something that requires a full round you can only take a 5-foot step.</text:span></text:p>
      <text:p text:style-name="P3"><text:span text:style-name="T9">Bonuses to Speed:</text:span><text:span text:style-name="T8"> A barbarian has a +10 foot bonus to his speed (unless he’s wearing heavy armor). Experienced monks also have higher speed (unless they’re wearing armor of any sort). In addition, many spells and magic items can affect a character’s speed. Always apply any modifiers to a character’s speed before adjusting the character’s speed based on armor or encumbrance, and remember that multiple bonuses of the same type to a character’s speed don’t stack.</text:span></text:p>
      <text:p text:style-name="P6"/>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8"><text:span text:style-name="T4">Table: Tactical Speed</text:span></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2" office:value-type="string">
            <text:p text:style-name="P8"><text:span text:style-name="T4">Race </text:span></text:p>
          </table:table-cell>
          <table:table-cell table:style-name="Table1.A2" office:value-type="string">
            <text:p text:style-name="P8"><text:span text:style-name="T4">No Armor or Light Armor</text:span></text:p>
          </table:table-cell>
          <table:table-cell table:style-name="Table1.A2" office:value-type="string">
            <text:p text:style-name="P8"><text:span text:style-name="T4">Medium or Heavy Armor</text:span></text:p>
          </table:table-cell>
        </table:table-row>
        <table:table-row table:style-name="Table1.1">
          <table:table-cell table:style-name="Table1.A2" office:value-type="string">
            <text:p text:style-name="P14"><text:span text:style-name="T5">Human, elf, half-elf, half-orc</text:span></text:p>
          </table:table-cell>
          <table:table-cell table:style-name="Table1.A2" office:value-type="string">
            <text:p text:style-name="P14"><text:span text:style-name="T5">30 ft.(6 squares)</text:span></text:p>
          </table:table-cell>
          <table:table-cell table:style-name="Table1.A2" office:value-type="string">
            <text:p text:style-name="P14"><text:span text:style-name="T5">20 ft.(4 squares)</text:span></text:p>
          </table:table-cell>
        </table:table-row>
        <table:table-row table:style-name="Table1.1">
          <table:table-cell table:style-name="Table1.A2" office:value-type="string">
            <text:p text:style-name="P3"><text:span text:style-name="T5">Dwarf</text:span></text:p>
          </table:table-cell>
          <table:table-cell table:style-name="Table1.A2" office:value-type="string">
            <text:p text:style-name="P3"><text:span text:style-name="T5">20 ft.(4 squares)</text:span></text:p>
          </table:table-cell>
          <table:table-cell table:style-name="Table1.A2" office:value-type="string">
            <text:p text:style-name="P3"><text:span text:style-name="T5">20 ft.(4 squares)</text:span></text:p>
          </table:table-cell>
        </table:table-row>
        <table:table-row table:style-name="Table1.1">
          <table:table-cell table:style-name="Table1.A5" office:value-type="string">
            <text:p text:style-name="P8"><text:span text:style-name="T5">Halfling, gnome</text:span></text:p>
          </table:table-cell>
          <table:table-cell table:style-name="Table1.A5" office:value-type="string">
            <text:p text:style-name="P8"><text:span text:style-name="T5">20 ft.(4 squares)</text:span></text:p>
          </table:table-cell>
          <table:table-cell table:style-name="Table1.A5" office:value-type="string">
            <text:p text:style-name="P8"><text:span text:style-name="T5">15 ft.(3 squares)</text:span></text:p>
          </table:table-cell>
        </table:table-row>
      </table:table>
      <text:p text:style-name="P7"/>
      <text:h text:style-name="P2" text:outline-level="3"><text:span text:style-name="T3">Measuring Distance</text:span></text:h>
      <text:p text:style-name="P3"><text:span text:style-name="T9">Diagonals:</text:span><text:span text:style-name="T8"> When measuring distance, the first diagonal counts as 1 square, the second counts as 2 squares, the third counts as 1, the fourth as 2, and so on.</text:span></text:p>
      <text:p text:style-name="P3"><text:span text:style-name="T8">You can’t move diagonally past a corner (even by taking a 5-foot step). You can move diagonally past a creature, even an opponent.</text:span></text:p>
      <text:p text:style-name="P3"><text:span text:style-name="T8">You can also move diagonally past other impassable obstacles, such as pits.</text:span></text:p>
      <text:p text:style-name="P3"><text:span text:style-name="T9">Closest Creature:</text:span><text:span text:style-name="T8"> When it’s important to determine the closest square or creature to a location, if two squares or creatures are equally close, randomly determine which one counts as closest by rolling a die.</text:span></text:p>
      <text:p text:style-name="P7"/>
      <text:h text:style-name="P2" text:outline-level="3"><text:span text:style-name="T3">Moving through a Square</text:span></text:h>
      <text:p text:style-name="P3"><text:span text:style-name="T9">Friend:</text:span><text:span text:style-name="T8"> You can move through a square occupied by a friendly character, unless you are charging. When you move through a square occupied by a friendly character, that character doesn’t provide you with cover.</text:span></text:p>
      <text:p text:style-name="P3"><text:span text:style-name="T9">Opponent:</text:span><text:span text:style-name="T8"> You can’t move through a square occupied by an opponent, unless the opponent is helpless. You can move through a square occupied by a helpless opponent without penalty. (Some creatures, particularly very large ones, may present an obstacle even when helpless. In such cases, each square you move through counts as 2 squares.)</text:span></text:p>
      <text:p text:style-name="P3"><text:span text:style-name="T9">Ending Your Movement:</text:span><text:span text:style-name="T8"> You can’t end your movement in the same square as another creature unless it is helpless.</text:span></text:p>
      <text:p text:style-name="P3"><text:span text:style-name="T9">Overrun:</text:span><text:span text:style-name="T8"> During your movement you can attempt to move through a square occupied by an opponent.</text:span></text:p>
      <text:p text:style-name="P3"><text:span text:style-name="T9">Tumbling:</text:span><text:span text:style-name="T8"> A trained character can attempt to tumble through a square occupied by an opponent (see the Tumble skill).</text:span></text:p>
      <text:p text:style-name="P3"><text:span text:style-name="T9">Very Small Creature:</text:span><text:span text:style-name="T8"> A Fine, Diminutive, or Tiny creature can move into or through an occupied square. The creature provokes attacks of opportunity when doing so.</text:span></text:p>
      <text:p text:style-name="P3"><text:span text:style-name="T9">Square Occupied by Creature Three Sizes Larger or Smaller:</text:span><text:span text:style-name="T8"> Any creature can move through a square occupied by a creature three size categories larger than it is.</text:span></text:p>
      <text:p text:style-name="P14"><text:span text:style-name="T2">A big creature can move through a square occupied by a creature three size categories smaller than it is.</text:span></text:p>
      <text:p text:style-name="P3"><text:span text:style-name="T9">Designated Exceptions:</text:span><text:span text:style-name="T8"> Some creatures break the above rules. A creature that completely fills the squares it occupies cannot be moved past, even with the Tumble skill or similar special abilities.</text:span></text:p>
      <text:p text:style-name="P7"/>
      <text:h text:style-name="P2" text:outline-level="3"><text:span text:style-name="T3">Terrain and Obstacles</text:span></text:h>
      <text:p text:style-name="P3"><text:span text:style-name="T9">Difficult Terrain: </text:span><text:span text:style-name="T8">Difficult terrain hampers movement. Each square of difficult terrain counts as 2 squares of movement. (Each diagonal move into a difficult terrain square counts as 3 squares.) You can’t run or charge across difficult terrain.</text:span></text:p>
      <text:p text:style-name="P3"><text:soft-page-break/><text:span text:style-name="T8">If you occupy squares with different kinds of terrain, you can move only as fast as the most difficult terrain you occupy will allow.</text:span></text:p>
      <text:p text:style-name="P3"><text:span text:style-name="T8">Flying and incorporeal creatures are not hampered by difficult terrain.</text:span></text:p>
      <text:p text:style-name="P3"><text:span text:style-name="T9">Obstacles:</text:span><text:span text:style-name="T8"> Like difficult terrain, obstacles can hamper movement. If an obstacle hampers movement but doesn’t completely block it each obstructed square or obstacle between squares counts as 2 squares of movement. You must pay this cost to cross the barrier, in addition to the cost to move into the square on the other side. If you don’t have sufficient movement to cross the barrier and move into the square on the other side, you can’t cross the barrier. Some obstacles may also require a skill check to cross.</text:span></text:p>
      <text:p text:style-name="P3"><text:span text:style-name="T8">On the other hand, some obstacles block movement entirely. A character can’t move through a blocking obstacle.</text:span></text:p>
      <text:p text:style-name="P3"><text:span text:style-name="T8">Flying and incorporeal creatures can avoid most obstacles</text:span></text:p>
      <text:p text:style-name="P3"><text:span text:style-name="T9">Squeezing:</text:span><text:span text:style-name="T8"> In some cases, you may have to squeeze into or through an area that isn’t as wide as the space you take up. You can squeeze through or into a space that is at least half as wide as your normal space. Each move into or through a narrow space counts as if it were 2 squares, and while squeezed in a narrow space you take a –4 penalty on attack rolls and a –4 penalty to AC.</text:span></text:p>
      <text:p text:style-name="P3"><text:span text:style-name="T8">When a Large creature (which normally takes up four squares) squeezes into a space that’s one square wide, the creature’s miniature figure occupies two squares, centered on the line between the two squares. For a bigger creature, center the creature likewise in the area it squeezes into.</text:span></text:p>
      <text:p text:style-name="P3"><text:span text:style-name="T8">A creature can squeeze past an opponent while moving but it can’t end its movement in an occupied square.</text:span></text:p>
      <text:p text:style-name="P3"><text:span text:style-name="T8">To squeeze through or into a space less than half your space’s width, you must use the Escape Artist skill. You can’t attack while using Escape Artist to squeeze through or into a narrow space, you take a –4 penalty to AC, and you lose any Dexterity bonus to AC.</text:span></text:p>
      <text:p text:style-name="P7"/>
      <text:h text:style-name="P2" text:outline-level="3"><text:span text:style-name="T3">Special Movement Rules</text:span></text:h>
      <text:p text:style-name="P14"><text:span text:style-name="T2">These rules cover special movement situations.</text:span></text:p>
      <text:p text:style-name="P3"><text:span text:style-name="T9">Accidentally Ending Movement in an Illegal Space:</text:span><text:span text:style-name="T8"> Sometimes a character ends its movement while moving through a space where it’s not allowed to stop. When that happens, put your miniature in the last legal position you occupied, or the closest legal position, if there’s a legal position that’s closer.</text:span></text:p>
      <text:p text:style-name="P3"><text:span text:style-name="T9">Double Movement Cost:</text:span><text:span text:style-name="T8"> When your movement is hampered in some way, your movement usually costs double. For example, each square of movement through difficult terrain counts as 2 squares, and each diagonal move through such terrain counts as 3 squares (just as two diagonal moves normally do).</text:span></text:p>
      <text:p text:style-name="P3"><text:span text:style-name="T8">If movement cost is doubled twice, then each square counts as 4 squares (or as 6 squares if moving diagonally). If movement cost is doubled three times, then each square counts as 8 squares (12 if diagonal) and so on. This is an exception to the general rule that two doublings are equivalent to a tripling.</text:span></text:p>
      <text:p text:style-name="P3"><text:span text:style-name="T9">Minimum Movement:</text:span><text:span text:style-name="T8"> Despite penalties to movement, you can take a full-round action to move 5 feet (1 square) in any direction, even diagonally. (This rule doesn’t allow you to move through impassable terrain or to move when all movement is prohibited.) Such movement provokes attacks of opportunity as normal (despite the distance covered, this move isn’t a 5-foot step).</text:span></text:p>
      <text:p text:style-name="P4"/>
      <text:p text:style-name="P3"><text:span text:style-name="T11">BIG AND LITTLE CREATURES IN COMBAT</text:span></text:p>
      <text:p text:style-name="P3"><text:span text:style-name="T8">Creatures smaller than Small or larger than Medium have special rules relating to position. </text:span></text:p>
      <text:p text:style-name="P3"><text:span text:style-name="T9">Tiny, Diminutive, and Fine Creatures:</text:span><text:span text:style-name="T8"> Very small creatures take up less than 1 square of space. This means that more than one such creature can fit into a single square. A Tiny creature typically occupies a space only 2-1/2 feet across, so four can fit into a single square. Twenty-five Diminutive creatures or 100 Fine creatures can fit into a single square. Creatures that take up less than 1 square of space typically have a natural reach of 0 feet, meaning they can’t reach into adjacent squares. They must enter an opponent’s square to attack in melee. This provokes an attack of opportunity from the opponent. You can attack into your own square if you need to, so you can attack such creatures normally. Since they have no natural reach, they do not threaten the squares around them. You can move past them without provoking attacks of opportunity. They also can’t flank an enemy.</text:span></text:p>
      <text:p text:style-name="P3"><text:span text:style-name="T9">Large, Huge, Gargantuan, and Colossal Creatures:</text:span><text:span text:style-name="T8"> Very large creatures take up more than 1 square.</text:span></text:p>
      <text:p text:style-name="P3"><text:soft-page-break/><text:span text:style-name="T8">Creatures that take up more than 1 square typically have a natural reach of 10 feet or more, meaning that they can reach targets even if they aren’t in adjacent squares.</text:span></text:p>
      <text:p text:style-name="P3"><text:span text:style-name="T8">Unlike when someone uses a reach weapon, a creature with greater than normal natural reach (more than 5 feet) still threatens squares adjacent to it. A creature with greater than normal natural reach usually gets an attack of opportunity against you if you approach it, because you must enter and move within the range of its reach before you can attack it. (This attack of opportunity is not provoked if you take a 5-foot step.)</text:span></text:p>
      <text:p text:style-name="P3"><text:span text:style-name="T8">Large or larger creatures using reach weapons can strike up to double their natural reach but can’t strike at their natural reach or less. </text:span></text:p>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text:span text:style-name="T4">Table: Creature Size and Scale</text:span></text:p>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2" office:value-type="string">
            <text:p text:style-name="P8"><text:span text:style-name="T4">Creature Size</text:span></text:p>
          </table:table-cell>
          <table:table-cell table:style-name="Table2.A2" office:value-type="string">
            <text:p text:style-name="P13"><text:span text:style-name="T4">Space</text:span><text:span text:style-name="T14">1</text:span></text:p>
          </table:table-cell>
          <table:table-cell table:style-name="Table2.A2" office:value-type="string">
            <text:p text:style-name="P13"><text:span text:style-name="T4">Natural Reach</text:span><text:span text:style-name="T14">1</text:span></text:p>
          </table:table-cell>
        </table:table-row>
        <table:table-row table:style-name="Table2.1">
          <table:table-cell table:style-name="Table2.A2" office:value-type="string">
            <text:p text:style-name="P3"><text:span text:style-name="T5">Fine</text:span></text:p>
          </table:table-cell>
          <table:table-cell table:style-name="Table2.A2" office:value-type="string">
            <text:p text:style-name="P12"><text:span text:style-name="T5">1/2 ft.</text:span></text:p>
          </table:table-cell>
          <table:table-cell table:style-name="Table2.A2" office:value-type="string">
            <text:p text:style-name="P12"><text:span text:style-name="T5">0</text:span></text:p>
          </table:table-cell>
        </table:table-row>
        <table:table-row table:style-name="Table2.1">
          <table:table-cell table:style-name="Table2.A2" office:value-type="string">
            <text:p text:style-name="P3"><text:span text:style-name="T5">Diminutive</text:span></text:p>
          </table:table-cell>
          <table:table-cell table:style-name="Table2.A2" office:value-type="string">
            <text:p text:style-name="P12"><text:span text:style-name="T5">1 ft.</text:span></text:p>
          </table:table-cell>
          <table:table-cell table:style-name="Table2.A2" office:value-type="string">
            <text:p text:style-name="P12"><text:span text:style-name="T5">0</text:span></text:p>
          </table:table-cell>
        </table:table-row>
        <table:table-row table:style-name="Table2.1">
          <table:table-cell table:style-name="Table2.A2" office:value-type="string">
            <text:p text:style-name="P3"><text:span text:style-name="T5">Tiny</text:span></text:p>
          </table:table-cell>
          <table:table-cell table:style-name="Table2.A2" office:value-type="string">
            <text:p text:style-name="P12"><text:span text:style-name="T5">2-1/2 ft.</text:span></text:p>
          </table:table-cell>
          <table:table-cell table:style-name="Table2.A2" office:value-type="string">
            <text:p text:style-name="P12"><text:span text:style-name="T5">0</text:span></text:p>
          </table:table-cell>
        </table:table-row>
        <table:table-row table:style-name="Table2.1">
          <table:table-cell table:style-name="Table2.A2" office:value-type="string">
            <text:p text:style-name="P3"><text:span text:style-name="T5">Small</text:span></text:p>
          </table:table-cell>
          <table:table-cell table:style-name="Table2.A2" office:value-type="string">
            <text:p text:style-name="P12"><text:span text:style-name="T5">5 ft.</text:span></text:p>
          </table:table-cell>
          <table:table-cell table:style-name="Table2.A2" office:value-type="string">
            <text:p text:style-name="P12"><text:span text:style-name="T5">5 ft.</text:span></text:p>
          </table:table-cell>
        </table:table-row>
        <table:table-row table:style-name="Table2.1">
          <table:table-cell table:style-name="Table2.A2" office:value-type="string">
            <text:p text:style-name="P3"><text:span text:style-name="T5">Medium</text:span></text:p>
          </table:table-cell>
          <table:table-cell table:style-name="Table2.A2" office:value-type="string">
            <text:p text:style-name="P12"><text:span text:style-name="T5">5 ft.</text:span></text:p>
          </table:table-cell>
          <table:table-cell table:style-name="Table2.A2" office:value-type="string">
            <text:p text:style-name="P12"><text:span text:style-name="T5">5 ft.</text:span></text:p>
          </table:table-cell>
        </table:table-row>
        <table:table-row table:style-name="Table2.1">
          <table:table-cell table:style-name="Table2.A2" office:value-type="string">
            <text:p text:style-name="P3"><text:span text:style-name="T5">Large (tall)</text:span></text:p>
          </table:table-cell>
          <table:table-cell table:style-name="Table2.A2" office:value-type="string">
            <text:p text:style-name="P12"><text:span text:style-name="T5">10 ft.</text:span></text:p>
          </table:table-cell>
          <table:table-cell table:style-name="Table2.A2" office:value-type="string">
            <text:p text:style-name="P12"><text:span text:style-name="T5">10 ft.</text:span></text:p>
          </table:table-cell>
        </table:table-row>
        <table:table-row table:style-name="Table2.1">
          <table:table-cell table:style-name="Table2.A2" office:value-type="string">
            <text:p text:style-name="P3"><text:span text:style-name="T5">Large (long)</text:span></text:p>
          </table:table-cell>
          <table:table-cell table:style-name="Table2.A2" office:value-type="string">
            <text:p text:style-name="P12"><text:span text:style-name="T5">10 ft.</text:span></text:p>
          </table:table-cell>
          <table:table-cell table:style-name="Table2.A2" office:value-type="string">
            <text:p text:style-name="P12"><text:span text:style-name="T5">5 ft.</text:span></text:p>
          </table:table-cell>
        </table:table-row>
        <table:table-row table:style-name="Table2.1">
          <table:table-cell table:style-name="Table2.A2" office:value-type="string">
            <text:p text:style-name="P3"><text:span text:style-name="T5">Huge (tall)</text:span></text:p>
          </table:table-cell>
          <table:table-cell table:style-name="Table2.A2" office:value-type="string">
            <text:p text:style-name="P12"><text:span text:style-name="T5">15 ft.</text:span></text:p>
          </table:table-cell>
          <table:table-cell table:style-name="Table2.A2" office:value-type="string">
            <text:p text:style-name="P12"><text:span text:style-name="T5">15 ft.</text:span></text:p>
          </table:table-cell>
        </table:table-row>
        <table:table-row table:style-name="Table2.1">
          <table:table-cell table:style-name="Table2.A2" office:value-type="string">
            <text:p text:style-name="P3"><text:span text:style-name="T5">Huge (long)</text:span></text:p>
          </table:table-cell>
          <table:table-cell table:style-name="Table2.A2" office:value-type="string">
            <text:p text:style-name="P12"><text:span text:style-name="T5">15 ft.</text:span></text:p>
          </table:table-cell>
          <table:table-cell table:style-name="Table2.A2" office:value-type="string">
            <text:p text:style-name="P12"><text:span text:style-name="T5">10 ft.</text:span></text:p>
          </table:table-cell>
        </table:table-row>
        <table:table-row table:style-name="Table2.1">
          <table:table-cell table:style-name="Table2.A2" office:value-type="string">
            <text:p text:style-name="P3"><text:span text:style-name="T5">Gargantuan (tall)</text:span></text:p>
          </table:table-cell>
          <table:table-cell table:style-name="Table2.A2" office:value-type="string">
            <text:p text:style-name="P12"><text:span text:style-name="T5">20 ft.</text:span></text:p>
          </table:table-cell>
          <table:table-cell table:style-name="Table2.A2" office:value-type="string">
            <text:p text:style-name="P12"><text:span text:style-name="T5">20 ft.</text:span></text:p>
          </table:table-cell>
        </table:table-row>
        <table:table-row table:style-name="Table2.1">
          <table:table-cell table:style-name="Table2.A2" office:value-type="string">
            <text:p text:style-name="P3"><text:span text:style-name="T5">Gargantuan (long)</text:span></text:p>
          </table:table-cell>
          <table:table-cell table:style-name="Table2.A2" office:value-type="string">
            <text:p text:style-name="P12"><text:span text:style-name="T5">20 ft.</text:span></text:p>
          </table:table-cell>
          <table:table-cell table:style-name="Table2.A2" office:value-type="string">
            <text:p text:style-name="P12"><text:span text:style-name="T5">15 ft.</text:span></text:p>
          </table:table-cell>
        </table:table-row>
        <table:table-row table:style-name="Table2.1">
          <table:table-cell table:style-name="Table2.A2" office:value-type="string">
            <text:p text:style-name="P3"><text:span text:style-name="T5">Colossal (tall)</text:span></text:p>
          </table:table-cell>
          <table:table-cell table:style-name="Table2.A2" office:value-type="string">
            <text:p text:style-name="P12"><text:span text:style-name="T5">30 ft.</text:span></text:p>
          </table:table-cell>
          <table:table-cell table:style-name="Table2.A2" office:value-type="string">
            <text:p text:style-name="P12"><text:span text:style-name="T5">30 ft.</text:span></text:p>
          </table:table-cell>
        </table:table-row>
        <table:table-row table:style-name="Table2.1">
          <table:table-cell table:style-name="Table2.A2" office:value-type="string">
            <text:p text:style-name="P3"><text:span text:style-name="T5">Colossal (long)</text:span></text:p>
          </table:table-cell>
          <table:table-cell table:style-name="Table2.A2" office:value-type="string">
            <text:p text:style-name="P12"><text:span text:style-name="T5">30 ft.</text:span></text:p>
          </table:table-cell>
          <table:table-cell table:style-name="Table2.A2" office:value-type="string">
            <text:p text:style-name="P12"><text:span text:style-name="T5">20 ft.</text:span></text:p>
          </table:table-cell>
        </table:table-row>
        <table:table-row table:style-name="Table2.16">
          <table:table-cell table:style-name="Table2.A16" table:number-columns-spanned="3" office:value-type="string">
            <text:p text:style-name="P8"><text:span text:style-name="T5">1 These values are typical for creatures of the indicated size. Some exceptions exist.</text:span></text:p>
          </table:table-cell>
          <table:covered-table-cell/>
          <table:covered-table-cell/>
        </table:table-row>
      </table:table>
      <text:p text:style-name="P7"/>
      <text:p text:style-name="P5"><text:soft-page-break/></text:p>
      <text:p text:style-name="P3"><text:span text:style-name="T7">COMBAT MODIFIERS</text:span></text:p>
      <text:p text:style-name="P4"/>
      <text:p text:style-name="P3"><text:span text:style-name="T11">FAVORABLE AND UNFAVORABLE CONDITIONS</text:span></text:p>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17" text:outline-level="4"><text:span text:style-name="T5">Table: Attack Roll Modifiers</text:span></text:h>
          </table:table-cell>
          <table:table-cell table:style-name="Table3.A1" office:value-type="string">
            <text:h text:style-name="P18" text:outline-level="4"/>
          </table:table-cell>
          <table:table-cell table:style-name="Table3.A1" office:value-type="string">
            <text:h text:style-name="P18" text:outline-level="4"/>
          </table:table-cell>
        </table:table-row>
        <table:table-row table:style-name="Table3.1">
          <table:table-cell table:style-name="Table3.A2" office:value-type="string">
            <text:p text:style-name="P11"><text:span text:style-name="T12">Attacker is . . .</text:span></text:p>
          </table:table-cell>
          <table:table-cell table:style-name="Table3.A2" office:value-type="string">
            <text:h text:style-name="P15" text:outline-level="5"><text:span text:style-name="T1">Melee</text:span></text:h>
          </table:table-cell>
          <table:table-cell table:style-name="Table3.A2" office:value-type="string">
            <text:h text:style-name="P15" text:outline-level="5"><text:span text:style-name="T12">Ranged</text:span></text:h>
          </table:table-cell>
        </table:table-row>
        <table:table-row table:style-name="Table3.1">
          <table:table-cell table:style-name="Table3.A2" office:value-type="string">
            <text:p text:style-name="P3"><text:span text:style-name="T5">Dazzled</text:span></text:p>
          </table:table-cell>
          <table:table-cell table:style-name="Table3.A2" office:value-type="string">
            <text:p text:style-name="P12"><text:span text:style-name="T5">–1</text:span></text:p>
          </table:table-cell>
          <table:table-cell table:style-name="Table3.A2" office:value-type="string">
            <text:p text:style-name="P12"><text:span text:style-name="T5">–1</text:span></text:p>
          </table:table-cell>
        </table:table-row>
        <table:table-row table:style-name="Table3.1">
          <table:table-cell table:style-name="Table3.A2" office:value-type="string">
            <text:p text:style-name="P3"><text:span text:style-name="T5">Entangled</text:span></text:p>
          </table:table-cell>
          <table:table-cell table:style-name="Table3.A2" office:value-type="string">
            <text:p text:style-name="P12"><text:span text:style-name="T5">–2</text:span><text:span text:style-name="T14">1</text:span></text:p>
          </table:table-cell>
          <table:table-cell table:style-name="Table3.A2" office:value-type="string">
            <text:p text:style-name="P12"><text:span text:style-name="T5">–2</text:span><text:span text:style-name="T14">1</text:span></text:p>
          </table:table-cell>
        </table:table-row>
        <table:table-row table:style-name="Table3.1">
          <table:table-cell table:style-name="Table3.A2" office:value-type="string">
            <text:p text:style-name="P3"><text:span text:style-name="T5">Flanking defender</text:span></text:p>
          </table:table-cell>
          <table:table-cell table:style-name="Table3.A2" office:value-type="string">
            <text:p text:style-name="P12"><text:span text:style-name="T5">+2</text:span></text:p>
          </table:table-cell>
          <table:table-cell table:style-name="Table3.A2" office:value-type="string">
            <text:p text:style-name="P12"><text:span text:style-name="T5">—</text:span></text:p>
          </table:table-cell>
        </table:table-row>
        <table:table-row table:style-name="Table3.1">
          <table:table-cell table:style-name="Table3.A2" office:value-type="string">
            <text:p text:style-name="P3"><text:span text:style-name="T5">Invisible</text:span></text:p>
          </table:table-cell>
          <table:table-cell table:style-name="Table3.A2" office:value-type="string">
            <text:p text:style-name="P12"><text:span text:style-name="T5">+2</text:span><text:span text:style-name="T14">2</text:span></text:p>
          </table:table-cell>
          <table:table-cell table:style-name="Table3.A2" office:value-type="string">
            <text:p text:style-name="P12"><text:span text:style-name="T5">+2</text:span><text:span text:style-name="T14">2</text:span></text:p>
          </table:table-cell>
        </table:table-row>
        <table:table-row table:style-name="Table3.1">
          <table:table-cell table:style-name="Table3.A2" office:value-type="string">
            <text:p text:style-name="P3"><text:span text:style-name="T5">On higher ground</text:span></text:p>
          </table:table-cell>
          <table:table-cell table:style-name="Table3.A2" office:value-type="string">
            <text:p text:style-name="P12"><text:span text:style-name="T5">+1</text:span></text:p>
          </table:table-cell>
          <table:table-cell table:style-name="Table3.A2" office:value-type="string">
            <text:p text:style-name="P12"><text:span text:style-name="T5">+0</text:span></text:p>
          </table:table-cell>
        </table:table-row>
        <table:table-row table:style-name="Table3.1">
          <table:table-cell table:style-name="Table3.A2" office:value-type="string">
            <text:p text:style-name="P3"><text:span text:style-name="T5">Prone</text:span></text:p>
          </table:table-cell>
          <table:table-cell table:style-name="Table3.A2" office:value-type="string">
            <text:p text:style-name="P12"><text:span text:style-name="T5">–4</text:span></text:p>
          </table:table-cell>
          <table:table-cell table:style-name="Table3.A2" office:value-type="string">
            <text:p text:style-name="P12"><text:span text:style-name="T5">—</text:span><text:span text:style-name="T14">3</text:span></text:p>
          </table:table-cell>
        </table:table-row>
        <table:table-row table:style-name="Table3.1">
          <table:table-cell table:style-name="Table3.A2" office:value-type="string">
            <text:p text:style-name="P3"><text:span text:style-name="T5">Shaken or frightened</text:span></text:p>
          </table:table-cell>
          <table:table-cell table:style-name="Table3.A2" office:value-type="string">
            <text:p text:style-name="P12"><text:span text:style-name="T5">–2</text:span></text:p>
          </table:table-cell>
          <table:table-cell table:style-name="Table3.A2" office:value-type="string">
            <text:p text:style-name="P12"><text:span text:style-name="T5">–2</text:span></text:p>
          </table:table-cell>
        </table:table-row>
        <table:table-row table:style-name="Table3.1">
          <table:table-cell table:style-name="Table3.A2" office:value-type="string">
            <text:p text:style-name="P3"><text:span text:style-name="T5">Squeezing through a space</text:span></text:p>
          </table:table-cell>
          <table:table-cell table:style-name="Table3.A2" office:value-type="string">
            <text:p text:style-name="P12"><text:span text:style-name="T5">–4</text:span></text:p>
          </table:table-cell>
          <table:table-cell table:style-name="Table3.A2" office:value-type="string">
            <text:p text:style-name="P12"><text:span text:style-name="T5">–4</text:span></text:p>
          </table:table-cell>
        </table:table-row>
        <table:table-row table:style-name="Table3.11">
          <table:table-cell table:style-name="Table3.A2" table:number-columns-spanned="3" office:value-type="string">
            <text:p text:style-name="P8"><text:span text:style-name="T5">1 An entangled character also takes a –4 penalty to Dexterity, which may affect his attack roll.</text:span></text:p>
          </table:table-cell>
          <table:covered-table-cell/>
          <table:covered-table-cell/>
        </table:table-row>
        <table:table-row table:style-name="Table3.11">
          <table:table-cell table:style-name="Table3.A2" table:number-columns-spanned="3" office:value-type="string">
            <text:p text:style-name="P3"><text:span text:style-name="T5">2 The defender loses any Dexterity bonus to AC. This bonus doesn’t apply if the target is blinded.</text:span></text:p>
          </table:table-cell>
          <table:covered-table-cell/>
          <table:covered-table-cell/>
        </table:table-row>
        <table:table-row table:style-name="Table3.11">
          <table:table-cell table:style-name="Table3.A13" table:number-columns-spanned="3" office:value-type="string">
            <text:p text:style-name="P8"><text:span text:style-name="T5">3 Most ranged weapons can’t be used while the attacker is prone, but you can use a crossbow or shuriken while prone at no penalty.</text:span></text:p>
          </table:table-cell>
          <table:covered-table-cell/>
          <table:covered-table-cell/>
        </table:table-row>
      </table:table>
      <text:p text:style-name="P6"/>
      <table:table table:name="Table4" table:style-name="Table4">
        <table:table-column table:style-name="Table4.A"/>
        <table:table-column table:style-name="Table4.B" table:number-columns-repeated="2"/>
        <table:table-row table:style-name="Table4.1">
          <table:table-cell table:style-name="Table4.A1" office:value-type="string">
            <text:p text:style-name="P8"><text:span text:style-name="T4">Table: Armor Class Modifiers</text:span></text:p>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2" office:value-type="string">
            <text:h text:style-name="P17" text:outline-level="4"><text:span text:style-name="T5">Defender is . . .</text:span></text:h>
          </table:table-cell>
          <table:table-cell table:style-name="Table4.A2" office:value-type="string">
            <text:h text:style-name="P19" text:outline-level="4"><text:span text:style-name="T5">Melee</text:span></text:h>
          </table:table-cell>
          <table:table-cell table:style-name="Table4.A2" office:value-type="string">
            <text:h text:style-name="P19" text:outline-level="4"><text:span text:style-name="T5">Ranged</text:span></text:h>
          </table:table-cell>
        </table:table-row>
        <table:table-row table:style-name="Table4.1">
          <table:table-cell table:style-name="Table4.A2" office:value-type="string">
            <text:p text:style-name="P3"><text:span text:style-name="T5">Behind cover</text:span></text:p>
          </table:table-cell>
          <table:table-cell table:style-name="Table4.A2" office:value-type="string">
            <text:p text:style-name="P12"><text:span text:style-name="T5">+4</text:span></text:p>
          </table:table-cell>
          <table:table-cell table:style-name="Table4.A2" office:value-type="string">
            <text:p text:style-name="P12"><text:span text:style-name="T5">+4</text:span></text:p>
          </table:table-cell>
        </table:table-row>
        <table:table-row table:style-name="Table4.1">
          <table:table-cell table:style-name="Table4.A2" office:value-type="string">
            <text:p text:style-name="P3"><text:span text:style-name="T5">Blinded</text:span></text:p>
          </table:table-cell>
          <table:table-cell table:style-name="Table4.A2" office:value-type="string">
            <text:p text:style-name="P12"><text:span text:style-name="T5">–2</text:span><text:span text:style-name="T14">1</text:span></text:p>
          </table:table-cell>
          <table:table-cell table:style-name="Table4.A2" office:value-type="string">
            <text:p text:style-name="P12"><text:span text:style-name="T5">–2</text:span><text:span text:style-name="T14">1</text:span></text:p>
          </table:table-cell>
        </table:table-row>
        <table:table-row table:style-name="Table4.5">
          <table:table-cell table:style-name="Table4.A2" office:value-type="string">
            <text:p text:style-name="P8"><text:span text:style-name="T5">Concealed or invisible</text:span></text:p>
          </table:table-cell>
          <table:table-cell table:style-name="Table4.A2" table:number-columns-spanned="2" office:value-type="string">
            <text:p text:style-name="P13"><text:span text:style-name="T5">— See Concealment —</text:span></text:p>
          </table:table-cell>
          <table:covered-table-cell/>
        </table:table-row>
        <table:table-row table:style-name="Table4.1">
          <table:table-cell table:style-name="Table4.A2" office:value-type="string">
            <text:p text:style-name="P8"><text:span text:style-name="T5">Cowering</text:span></text:p>
          </table:table-cell>
          <table:table-cell table:style-name="Table4.A2" office:value-type="string">
            <text:p text:style-name="P13"><text:span text:style-name="T5">–2</text:span><text:span text:style-name="T14">1</text:span></text:p>
          </table:table-cell>
          <table:table-cell table:style-name="Table4.A2" office:value-type="string">
            <text:p text:style-name="P13"><text:span text:style-name="T5">–2</text:span><text:span text:style-name="T14">1</text:span></text:p>
          </table:table-cell>
        </table:table-row>
        <text:soft-page-break/>
        <table:table-row table:style-name="Table4.1">
          <table:table-cell table:style-name="Table4.A2" office:value-type="string">
            <text:p text:style-name="P3"><text:span text:style-name="T5">Entangled</text:span></text:p>
          </table:table-cell>
          <table:table-cell table:style-name="Table4.A2" office:value-type="string">
            <text:p text:style-name="P12"><text:span text:style-name="T5">+0</text:span><text:span text:style-name="T14">2</text:span></text:p>
          </table:table-cell>
          <table:table-cell table:style-name="Table4.A2" office:value-type="string">
            <text:p text:style-name="P12"><text:span text:style-name="T5">+0</text:span><text:span text:style-name="T14">2</text:span></text:p>
          </table:table-cell>
        </table:table-row>
        <table:table-row table:style-name="Table4.1">
          <table:table-cell table:style-name="Table4.A2" office:value-type="string">
            <text:p text:style-name="P3"><text:span text:style-name="T5">Flat-footed (such as surprised, balancing, climbing)</text:span></text:p>
          </table:table-cell>
          <table:table-cell table:style-name="Table4.A2" office:value-type="string">
            <text:p text:style-name="P12"><text:span text:style-name="T5">+0</text:span><text:span text:style-name="T14">1</text:span></text:p>
          </table:table-cell>
          <table:table-cell table:style-name="Table4.A2" office:value-type="string">
            <text:p text:style-name="P12"><text:span text:style-name="T5">+0</text:span><text:span text:style-name="T14">1</text:span></text:p>
          </table:table-cell>
        </table:table-row>
        <table:table-row table:style-name="Table4.1">
          <table:table-cell table:style-name="Table4.A2" office:value-type="string">
            <text:p text:style-name="P3"><text:span text:style-name="T5">Grappling (but attacker is not)</text:span></text:p>
          </table:table-cell>
          <table:table-cell table:style-name="Table4.A2" office:value-type="string">
            <text:p text:style-name="P12"><text:span text:style-name="T5">+0</text:span><text:span text:style-name="T14">1</text:span></text:p>
          </table:table-cell>
          <table:table-cell table:style-name="Table4.A2" office:value-type="string">
            <text:p text:style-name="P12"><text:span text:style-name="T5">+0</text:span><text:span text:style-name="T14">1, 3</text:span></text:p>
          </table:table-cell>
        </table:table-row>
        <table:table-row table:style-name="Table4.1">
          <table:table-cell table:style-name="Table4.A2" office:value-type="string">
            <text:p text:style-name="P3"><text:span text:style-name="T5">Helpless (such as paralyzed, sleeping, or bound)</text:span></text:p>
          </table:table-cell>
          <table:table-cell table:style-name="Table4.A2" office:value-type="string">
            <text:p text:style-name="P12"><text:span text:style-name="T5">–4</text:span><text:span text:style-name="T14">4</text:span></text:p>
          </table:table-cell>
          <table:table-cell table:style-name="Table4.A2" office:value-type="string">
            <text:p text:style-name="P12"><text:span text:style-name="T5">+0</text:span><text:span text:style-name="T14">4</text:span></text:p>
          </table:table-cell>
        </table:table-row>
        <table:table-row table:style-name="Table4.1">
          <table:table-cell table:style-name="Table4.A2" office:value-type="string">
            <text:p text:style-name="P3"><text:span text:style-name="T5">Kneeling or sitting</text:span></text:p>
          </table:table-cell>
          <table:table-cell table:style-name="Table4.A2" office:value-type="string">
            <text:p text:style-name="P12"><text:span text:style-name="T5">–2</text:span></text:p>
          </table:table-cell>
          <table:table-cell table:style-name="Table4.A2" office:value-type="string">
            <text:p text:style-name="P12"><text:span text:style-name="T5">+2</text:span></text:p>
          </table:table-cell>
        </table:table-row>
        <table:table-row table:style-name="Table4.1">
          <table:table-cell table:style-name="Table4.A2" office:value-type="string">
            <text:p text:style-name="P3"><text:span text:style-name="T5">Pinned</text:span></text:p>
          </table:table-cell>
          <table:table-cell table:style-name="Table4.A2" office:value-type="string">
            <text:p text:style-name="P12"><text:span text:style-name="T5">–4</text:span><text:span text:style-name="T14">4</text:span></text:p>
          </table:table-cell>
          <table:table-cell table:style-name="Table4.A2" office:value-type="string">
            <text:p text:style-name="P12"><text:span text:style-name="T5">+0</text:span><text:span text:style-name="T14">4</text:span></text:p>
          </table:table-cell>
        </table:table-row>
        <text:soft-page-break/>
        <table:table-row table:style-name="Table4.1">
          <table:table-cell table:style-name="Table4.A2" office:value-type="string">
            <text:p text:style-name="P3"><text:span text:style-name="T5">Prone</text:span></text:p>
          </table:table-cell>
          <table:table-cell table:style-name="Table4.A2" office:value-type="string">
            <text:p text:style-name="P12"><text:span text:style-name="T5">–4</text:span></text:p>
          </table:table-cell>
          <table:table-cell table:style-name="Table4.A2" office:value-type="string">
            <text:p text:style-name="P12"><text:span text:style-name="T5">+4</text:span></text:p>
          </table:table-cell>
        </table:table-row>
        <table:table-row table:style-name="Table4.1">
          <table:table-cell table:style-name="Table4.A2" office:value-type="string">
            <text:p text:style-name="P3"><text:span text:style-name="T5">Squeezing through a space</text:span></text:p>
          </table:table-cell>
          <table:table-cell table:style-name="Table4.A2" office:value-type="string">
            <text:p text:style-name="P12"><text:span text:style-name="T5">–4</text:span></text:p>
          </table:table-cell>
          <table:table-cell table:style-name="Table4.A2" office:value-type="string">
            <text:p text:style-name="P12"><text:span text:style-name="T5">–4</text:span></text:p>
          </table:table-cell>
        </table:table-row>
        <table:table-row table:style-name="Table4.1">
          <table:table-cell table:style-name="Table4.A2" office:value-type="string">
            <text:p text:style-name="P3"><text:span text:style-name="T5">Stunned</text:span></text:p>
          </table:table-cell>
          <table:table-cell table:style-name="Table4.A2" office:value-type="string">
            <text:p text:style-name="P12"><text:span text:style-name="T5">–2</text:span><text:span text:style-name="T14">1</text:span></text:p>
          </table:table-cell>
          <table:table-cell table:style-name="Table4.A2" office:value-type="string">
            <text:p text:style-name="P12"><text:span text:style-name="T5">–2</text:span><text:span text:style-name="T14">1</text:span></text:p>
          </table:table-cell>
        </table:table-row>
        <table:table-row table:style-name="Table4.5">
          <table:table-cell table:style-name="Table4.A2" table:number-columns-spanned="3" office:value-type="string">
            <text:p text:style-name="P8"><text:span text:style-name="T5">1 The defender loses any Dexterity bonus to AC.</text:span></text:p>
          </table:table-cell>
          <table:covered-table-cell/>
          <table:covered-table-cell/>
        </table:table-row>
        <table:table-row table:style-name="Table4.5">
          <table:table-cell table:style-name="Table4.A2" table:number-columns-spanned="3" office:value-type="string">
            <text:p text:style-name="P3"><text:span text:style-name="T5">2 An entangled character takes a –4 penalty to Dexterity.</text:span></text:p>
          </table:table-cell>
          <table:covered-table-cell/>
          <table:covered-table-cell/>
        </table:table-row>
        <table:table-row table:style-name="Table4.5">
          <table:table-cell table:style-name="Table4.A2" table:number-columns-spanned="3" office:value-type="string">
            <text:p text:style-name="P3"><text:span text:style-name="T5">3 Roll randomly to see which grappling combatant you strike. That defender loses any Dexterity bonus to AC.</text:span></text:p>
          </table:table-cell>
          <table:covered-table-cell/>
          <table:covered-table-cell/>
        </table:table-row>
        <text:soft-page-break/>
        <table:table-row table:style-name="Table4.5">
          <table:table-cell table:style-name="Table4.A19" table:number-columns-spanned="3" office:value-type="string">
            <text:p text:style-name="P8"><text:span text:style-name="T5">4 Treat the defender’s Dexterity as 0 (–5 modifier). Rogues can sneak attack helpless or pinned defenders.</text:span></text:p>
          </table:table-cell>
          <table:covered-table-cell/>
          <table:covered-table-cell/>
        </table:table-row>
      </table:table>
      <text:p text:style-name="P7"/>
      <text:p text:style-name="P3"><text:span text:style-name="T11">COVER</text:span></text:p>
      <text:p text:style-name="P3"><text:span text:style-name="T8">To determine whether your target has cover from your ranged attack, choose a corner of your square. If any line from this corner to any corner of the target’s square passes through a square or border that blocks line of effect or provides cover, or through a square occupied by a creature, the target has cover (+4 to AC).</text:span></text:p>
      <text:p text:style-name="P3"><text:span text:style-name="T8">When making a melee attack against an adjacent target, your target has cover if any line from your square to the target’s square goes through a wall (including a low wall). When making a melee attack against a target that isn’t adjacent to you (such as with a reach weapon), use the rules for determining cover from ranged attacks.</text:span></text:p>
      <text:p text:style-name="P3"><text:span text:style-name="T9">Low Obstacles and Cover:</text:span><text:span text:style-name="T8"> A low obstacle (such as a wall no higher than half your height) provides cover, but only to creatures within 30 feet (6 squares) of it. The attacker can ignore the cover if he’s closer to the obstacle than his target.</text:span></text:p>
      <text:p text:style-name="P3"><text:span text:style-name="T9">Cover and Attacks of Opportunity:</text:span><text:span text:style-name="T8"> You can’t execute an attack of opportunity against an opponent with cover relative to you.</text:span></text:p>
      <text:p text:style-name="P3"><text:span text:style-name="T9">Cover and Reflex Saves:</text:span><text:span text:style-name="T8"> Cover grants you a +2 bonus on Reflex saves against attacks that originate or burst out from a point on the other side of the cover from you. Note that spread effects can extend around corners and thus negate this cover bonus.</text:span></text:p>
      <text:p text:style-name="P3"><text:span text:style-name="T9">Cover and Hide Checks:</text:span><text:span text:style-name="T8"> You can use cover to make a Hide check. Without cover, you usually need concealment (see below) to make a Hide check.</text:span></text:p>
      <text:p text:style-name="P3"><text:span text:style-name="T9">Soft Cover:</text:span><text:span text:style-name="T8"> Creatures, even your enemies, can provide you with cover against ranged attacks, giving you a +4 bonus to AC. However, such soft cover provides no bonus on Reflex saves, nor does soft cover allow you to make a Hide check.</text:span></text:p>
      <text:p text:style-name="P3"><text:span text:style-name="T9">Big Creatures and Cover:</text:span><text:span text:style-name="T8"> Any creature with a space larger than 5 feet (1 square) determines cover against melee attacks slightly differently than smaller creatures do. Such a creature can choose any square that it occupies to determine if an opponent has cover against its melee attacks. Similarly, when making a melee attack against such a creature, you can pick any of the squares it occupies to determine if it has cover against you.</text:span></text:p>
      <text:p text:style-name="P3"><text:span text:style-name="T9">Total Cover:</text:span><text:span text:style-name="T8"> If you don’t have line of effect to your target he is considered to have total cover from you. You can’t make an attack against a target that has total cover.</text:span></text:p>
      <text:p text:style-name="P14"><text:span text:style-name="T3">Varying Degrees of Cover:</text:span><text:span text:style-name="T2"> In some cases, cover may provide a greater bonus to AC and Reflex saves. In such situations the normal cover bonuses to AC and Reflex saves can be doubled (to +8 and +4, respectively). A creature with this improved cover effectively gains improved evasion against any attack to which the Reflex save bonus applies. Furthermore, improved cover provides a +10 bonus on Hide checks.</text:span></text:p>
      <text:p text:style-name="P4"/>
      <text:p text:style-name="P3"><text:span text:style-name="T11">CONCEALMENT</text:span></text:p>
      <text:p text:style-name="P3"><text:span text:style-name="T8">To determine whether your target has concealment from your ranged attack, choose a corner of your square. If any line from this corner to any corner of the target’s square passes through a square or border that provides concealment, the target has concealment.</text:span></text:p>
      <text:p text:style-name="P3"><text:span text:style-name="T8">When making a melee attack against an adjacent target, your target has concealment if his space is entirely within an effect that grants concealment. When making a melee attack against a target that isn’t adjacent to you use the rules for determining concealment from ranged attacks.</text:span></text:p>
      <text:p text:style-name="P3"><text:span text:style-name="T8">In addition, some magical effects provide concealment against all attacks, regardless of whether any intervening concealment exists.</text:span></text:p>
      <text:p text:style-name="P3"><text:span text:style-name="T9">Concealment Miss Chance: </text:span><text:span text:style-name="T8">Concealment gives the subject of a successful attack a 20% chance that the attacker missed because of the concealment. If the attacker hits, the defender must make a miss chance percentile roll to avoid being struck. Multiple concealment conditions do not stack.</text:span></text:p>
      <text:p text:style-name="P3"><text:span text:style-name="T9">Concealment and Hide Checks:</text:span><text:span text:style-name="T8"> You can use concealment to make a Hide check. Without concealment, you usually need cover to make a Hide check.</text:span></text:p>
      <text:p text:style-name="P3"><text:span text:style-name="T9">Total Concealment:</text:span><text:span text:style-name="T8"> If you have line of effect to a target but not line of sight he is considered to have total concealment from you. You can’t attack an opponent that has total concealment, though you can attack into a square that you think he occupies. A successful attack into a square occupied by an enemy with total concealment has a 50% miss chance (instead of the normal 20% miss chance for an opponent with concealment).</text:span></text:p>
      <text:p text:style-name="P14"><text:soft-page-break/><text:span text:style-name="T2">You can’t execute an attack of opportunity against an opponent with total concealment, even if you know what square or squares the opponent occupies.</text:span></text:p>
      <text:p text:style-name="P3"><text:span text:style-name="T9">Ignoring Concealment:</text:span><text:span text:style-name="T8"> Concealment isn’t always effective. A shadowy area or darkness doesn’t provide any concealment against an opponent with darkvision. Characters with low-light vision can see clearly for a greater distance with the same light source than other characters. Although invisibility provides total concealment, sighted opponents may still make Spot checks to notice the location of an invisible character. An invisible character gains a +20 bonus on Hide checks if moving, or a +40 bonus on Hide checks when not moving (even though opponents can’t see you, they might be able to figure out where you are from other visual clues).</text:span></text:p>
      <text:p text:style-name="P3"><text:span text:style-name="T9">Varying Degrees of Concealment:</text:span><text:span text:style-name="T8"> Certain situations may provide more or less than typical concealment, and modify the miss chance accordingly.</text:span></text:p>
      <text:p text:style-name="P4"/>
      <text:p text:style-name="P3"><text:span text:style-name="T11">FLANKING</text:span></text:p>
      <text:p text:style-name="P3"><text:span text:style-name="T8">When making a melee attack, you get a +2 flanking bonus if your opponent is threatened by a character or creature friendly to you on the opponent’s opposite border or opposite corner.</text:span></text:p>
      <text:p text:style-name="P3"><text:span text:style-name="T8">When in doubt about whether two friendly characters flank an opponent in the middle, trace an imaginary line between the two friendly characters’ centers. If the line passes through opposite borders of the opponent’s space (including corners of those borders), then the opponent is flanked.</text:span></text:p>
      <text:p text:style-name="P3"><text:span text:style-name="T10">Exception: </text:span><text:span text:style-name="T8">If a flanker takes up more than 1 square, it gets the flanking bonus if any square it occupies counts for flanking.</text:span></text:p>
      <text:p text:style-name="P3"><text:span text:style-name="T8">Only a creature or character that threatens the defender can help an attacker get a flanking bonus.</text:span></text:p>
      <text:p text:style-name="P3"><text:span text:style-name="T8">Creatures with a reach of 0 feet can’t flank an opponent.</text:span></text:p>
      <text:p text:style-name="P4"/>
      <text:p text:style-name="P3"><text:span text:style-name="T11">HELPLESS DEFENDERS</text:span></text:p>
      <text:p text:style-name="P3"><text:span text:style-name="T8">A helpless opponent is someone who is bound, sleeping, paralyzed, unconscious, or otherwise at your mercy.</text:span></text:p>
      <text:p text:style-name="P3"><text:span text:style-name="T9">Regular Attack:</text:span><text:span text:style-name="T8"> A helpless character takes a –4 penalty to AC against melee attacks, but no penalty to AC against ranged attacks.</text:span></text:p>
      <text:p text:style-name="P3"><text:span text:style-name="T8">A helpless defender can’t use any Dexterity bonus to AC. In fact, his Dexterity score is treated as if it were 0 and his Dexterity modifier to AC as if it were –5 (and a rogue can sneak attack him).</text:span></text:p>
      <text:p text:style-name="P3"><text:span text:style-name="T9">Coup de Grace:</text:span><text:span text:style-name="T8"> As a full-round action, you can use a melee weapon to deliver a coup de grace to a helpless opponent. You can also use a bow or crossbow, provided you are adjacent to the target.</text:span></text:p>
      <text:p text:style-name="P3"><text:span text:style-name="T8">You automatically hit and score a critical hit. If the defender survives the damage, he must make a Fortitude save (DC 10 + damage dealt) or die. A rogue also gets her extra sneak attack damage against a helpless opponent when delivering a coup de grace.</text:span></text:p>
      <text:p text:style-name="P14"><text:span text:style-name="T2">Delivering a coup de grace provokes attacks of opportunity from threatening opponents.</text:span></text:p>
      <text:p text:style-name="P3"><text:span text:style-name="T8">You can’t deliver a coup de grace against a creature that is immune to critical hits. You can deliver a coup de grace against a creature with total concealment, but doing this requires two consecutive full-round actions (one to “find” the creature once you’ve determined what square it’s in, and one to deliver the coup de grace).</text:span></text:p>
      <text:p text:style-name="P5"/>
      <text:p text:style-name="P3"><text:span text:style-name="T7">SPECIAL ATTACKS</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8"><text:span text:style-name="T4">Table: Special Attacks</text:span></text:p>
          </table:table-cell>
          <table:covered-table-cell/>
        </table:table-row>
        <table:table-row table:style-name="Table5.2">
          <table:table-cell table:style-name="Table5.A2" office:value-type="string">
            <text:p text:style-name="P8"><text:span text:style-name="T4">Special Attack </text:span></text:p>
          </table:table-cell>
          <table:table-cell table:style-name="Table5.A2" office:value-type="string">
            <text:p text:style-name="P8"><text:span text:style-name="T4">Brief Description</text:span></text:p>
          </table:table-cell>
        </table:table-row>
        <table:table-row table:style-name="Table5.2">
          <table:table-cell table:style-name="Table5.A2" office:value-type="string">
            <text:p text:style-name="P3"><text:span text:style-name="T5">Aid another </text:span></text:p>
          </table:table-cell>
          <table:table-cell table:style-name="Table5.A2" office:value-type="string">
            <text:p text:style-name="P3"><text:span text:style-name="T5">Grant an ally a +2 bonus on attacks or AC</text:span></text:p>
          </table:table-cell>
        </table:table-row>
        <table:table-row table:style-name="Table5.2">
          <table:table-cell table:style-name="Table5.A2" office:value-type="string">
            <text:p text:style-name="P3"><text:span text:style-name="T5">Bull rush </text:span></text:p>
          </table:table-cell>
          <table:table-cell table:style-name="Table5.A2" office:value-type="string">
            <text:p text:style-name="P3"><text:span text:style-name="T5">Push an opponent back 5 feet or more</text:span></text:p>
          </table:table-cell>
        </table:table-row>
        <table:table-row table:style-name="Table5.2">
          <table:table-cell table:style-name="Table5.A2" office:value-type="string">
            <text:p text:style-name="P3"><text:span text:style-name="T5">Charge </text:span></text:p>
          </table:table-cell>
          <table:table-cell table:style-name="Table5.A2" office:value-type="string">
            <text:p text:style-name="P3"><text:span text:style-name="T5">Move up to twice your speed and attack with +2 bonus</text:span></text:p>
          </table:table-cell>
        </table:table-row>
        <table:table-row table:style-name="Table5.2">
          <table:table-cell table:style-name="Table5.A2" office:value-type="string">
            <text:p text:style-name="P3"><text:span text:style-name="T5">Disarm </text:span></text:p>
          </table:table-cell>
          <table:table-cell table:style-name="Table5.A2" office:value-type="string">
            <text:p text:style-name="P3"><text:span text:style-name="T5">Knock a weapon from your opponent’s hands</text:span></text:p>
          </table:table-cell>
        </table:table-row>
        <table:table-row table:style-name="Table5.2">
          <table:table-cell table:style-name="Table5.A2" office:value-type="string">
            <text:p text:style-name="P3"><text:span text:style-name="T5">Feint </text:span></text:p>
          </table:table-cell>
          <table:table-cell table:style-name="Table5.A2" office:value-type="string">
            <text:p text:style-name="P3"><text:span text:style-name="T5">Negate your opponent’s Dex bonus to AC</text:span></text:p>
          </table:table-cell>
        </table:table-row>
        <table:table-row table:style-name="Table5.2">
          <table:table-cell table:style-name="Table5.A2" office:value-type="string">
            <text:p text:style-name="P3"><text:span text:style-name="T5">Grapple </text:span></text:p>
          </table:table-cell>
          <table:table-cell table:style-name="Table5.A2" office:value-type="string">
            <text:p text:style-name="P3"><text:span text:style-name="T5">Wrestle with an opponent</text:span></text:p>
          </table:table-cell>
        </table:table-row>
        <table:table-row table:style-name="Table5.2">
          <table:table-cell table:style-name="Table5.A2" office:value-type="string">
            <text:p text:style-name="P3"><text:span text:style-name="T5">Overrun </text:span></text:p>
          </table:table-cell>
          <table:table-cell table:style-name="Table5.A2" office:value-type="string">
            <text:p text:style-name="P3"><text:span text:style-name="T5">Plow past or over an opponent as you move</text:span></text:p>
          </table:table-cell>
        </table:table-row>
        <table:table-row table:style-name="Table5.2">
          <table:table-cell table:style-name="Table5.A2" office:value-type="string">
            <text:p text:style-name="P3"><text:span text:style-name="T5">Sunder </text:span></text:p>
          </table:table-cell>
          <table:table-cell table:style-name="Table5.A2" office:value-type="string">
            <text:p text:style-name="P3"><text:span text:style-name="T5">Strike an opponent’s weapon or shield</text:span></text:p>
          </table:table-cell>
        </table:table-row>
        <text:soft-page-break/>
        <table:table-row table:style-name="Table5.2">
          <table:table-cell table:style-name="Table5.A2" office:value-type="string">
            <text:p text:style-name="P3"><text:span text:style-name="T5">Throw splash weapon </text:span></text:p>
          </table:table-cell>
          <table:table-cell table:style-name="Table5.A2" office:value-type="string">
            <text:p text:style-name="P3"><text:span text:style-name="T5">Throw container of dangerous liquid at target</text:span></text:p>
          </table:table-cell>
        </table:table-row>
        <table:table-row table:style-name="Table5.2">
          <table:table-cell table:style-name="Table5.A2" office:value-type="string">
            <text:p text:style-name="P3"><text:span text:style-name="T5">Trip </text:span></text:p>
          </table:table-cell>
          <table:table-cell table:style-name="Table5.A2" office:value-type="string">
            <text:p text:style-name="P3"><text:span text:style-name="T5">Trip an opponent</text:span></text:p>
          </table:table-cell>
        </table:table-row>
        <table:table-row table:style-name="Table5.2">
          <table:table-cell table:style-name="Table5.A2" office:value-type="string">
            <text:p text:style-name="P3"><text:span text:style-name="T5">Turn (rebuke) undead </text:span></text:p>
          </table:table-cell>
          <table:table-cell table:style-name="Table5.A2" office:value-type="string">
            <text:p text:style-name="P3"><text:span text:style-name="T5">Channel positive (or negative) energy to turn away (or awe) undead</text:span></text:p>
          </table:table-cell>
        </table:table-row>
        <table:table-row table:style-name="Table5.2">
          <table:table-cell table:style-name="Table5.A14" office:value-type="string">
            <text:p text:style-name="P8"><text:span text:style-name="T5">Two-weapon fighting </text:span></text:p>
          </table:table-cell>
          <table:table-cell table:style-name="Table5.A14" office:value-type="string">
            <text:p text:style-name="P8"><text:span text:style-name="T5">Fight with a weapon in each hand</text:span></text:p>
          </table:table-cell>
        </table:table-row>
      </table:table>
      <text:p text:style-name="P4"/>
      <text:p text:style-name="P16"><text:span text:style-name="T6">AID ANOTHER</text:span></text:p>
      <text:p text:style-name="P3"><text:span text:style-name="T8">In melee combat, you can help a friend attack or defend by distracting or interfering with an opponent. If you’re in position to make a melee attack on an opponent that is engaging a friend in melee combat, you can attempt to aid your friend as a standard action. You make an attack roll against AC 10. If you succeed, your friend gains either a +2 bonus on his next attack roll against that opponent or a +2 bonus to AC against that opponent’s next attack (your choice), as long as that attack comes before the beginning of your next turn. Multiple characters can aid the same friend, and similar bonuses stack.</text:span></text:p>
      <text:p text:style-name="P3"><text:span text:style-name="T8">You can also use this standard action to help a friend in other ways, such as when he is affected by a spell, or to assist another character’s skill check.</text:span></text:p>
      <text:p text:style-name="P4"/>
      <text:p text:style-name="P3"><text:span text:style-name="T11">BULL RUSH</text:span></text:p>
      <text:p text:style-name="P3"><text:span text:style-name="T8">You can make a bull rush as a standard action (an attack) or as part of a charge (see Charge, below). When you make a bull rush, you attempt to push an opponent straight back instead of damaging him. You can only bull rush an opponent who is one size category larger than you, the same size, or smaller.</text:span></text:p>
      <text:p text:style-name="P3"><text:span text:style-name="T9">Initiating a Bull Rush: </text:span><text:span text:style-name="T8">First, you move into the defender’s space. Doing this provokes an attack of opportunity from each opponent that threatens you, including the defender. (If you have the Improved Bull Rush feat, you don’t provoke an attack of opportunity from the defender.) Any attack of opportunity made by anyone other than the defender against you during a bull rush has a 25% chance of accidentally targeting the defender instead, and any attack of opportunity by anyone other than you against the defender likewise has a 25% chance of accidentally targeting you. (When someone makes an attack of opportunity, make the attack roll and then roll to see whether the attack went astray.) </text:span></text:p>
      <text:p text:style-name="P3"><text:span text:style-name="T8">Second, you and the defender make opposed Strength checks. You each add a +4 bonus for each size category you are larger than Medium or a –4 penalty for each size category you are smaller than Medium. You get a +2 bonus if you are charging. The defender gets a +4 bonus if he has more than two legs or is otherwise exceptionally stable.</text:span></text:p>
      <text:p text:style-name="P3"><text:span text:style-name="T9">Bull Rush Results:</text:span><text:span text:style-name="T8"> If you beat the defender’s Strength check result, you push him back 5 feet. If you wish to move with the defender, you can push him back an additional 5 feet for each 5 points by which your check result is greater than the defender’s check result. You can’t, however, exceed your normal movement limit. (</text:span><text:span text:style-name="T10">Note: </text:span><text:span text:style-name="T8">The defender provokes attacks of opportunity if he is moved. So do you, if you move with him. The two of you do not provoke attacks of opportunity from each other, however.)</text:span></text:p>
      <text:p text:style-name="P14"><text:span text:style-name="T2">If you fail to beat the defender’s Strength check result, you move 5 feet straight back to where you were before you moved into his space. If that space is occupied, you fall prone in that space.</text:span></text:p>
      <text:p text:style-name="P4"/>
      <text:p text:style-name="P3"><text:span text:style-name="T11">CHARGE</text:span></text:p>
      <text:p text:style-name="P3"><text:span text:style-name="T8">Charging is a special full-round action that allows you to move up to twice your speed and attack during the action. However, it carries tight restrictions on how you can move.</text:span></text:p>
      <text:p text:style-name="P3"><text:span text:style-name="T9">Movement During a Charge:</text:span><text:span text:style-name="T8"> You must move before your attack, not after. You must move at least 10 feet (2 squares) and may move up to double your speed directly toward the designated opponent.</text:span></text:p>
      <text:p text:style-name="P14"><text:span text:style-name="T2">You must have a clear path toward the opponent, and nothing can hinder your movement (such as difficult terrain or obstacles). Here’s what it means to have a clear path. First, you must move to the closest space from which you can attack the opponent. (If this space is occupied or otherwise blocked, you can’t charge.) Second, if any line from your starting space to the ending space passes through a square that blocks movement, slows movement, or contains a creature (even an ally), you can’t charge. (Helpless creatures don’t stop a charge.)</text:span></text:p>
      <text:p text:style-name="P3"><text:span text:style-name="T8">If you don’t have line of sight to the opponent at the start of your turn, you can’t charge that opponent.</text:span></text:p>
      <text:p text:style-name="P3"><text:span text:style-name="T8">You can’t take a 5-foot step in the same round as a charge.</text:span></text:p>
      <text:p text:style-name="P3"><text:span text:style-name="T8">If you are able to take only a standard action or a move action on your turn, you can still charge, but you are only allowed to move up to your speed (instead of up to double your speed). You can’t use this option unless you are restricted to taking only a standard action or move action on your turn.</text:span></text:p>
      <text:p text:style-name="P3"><text:span text:style-name="T9">Attacking on a Charge:</text:span><text:span text:style-name="T8"> After moving, you may make a single melee attack. You get a +2 bonus on the attack roll. and take a –2 penalty to your AC until the start of your next turn.</text:span></text:p>
      <text:p text:style-name="P3"><text:soft-page-break/><text:span text:style-name="T8">A charging character gets a +2 bonus on the Strength check made to bull rush an opponent (see Bull Rush, above).</text:span></text:p>
      <text:p text:style-name="P3"><text:span text:style-name="T8">Even if you have extra attacks, such as from having a high enough base attack bonus or from using multiple weapons, you only get to make one attack during a charge.</text:span></text:p>
      <text:p text:style-name="P3"><text:span text:style-name="T9">Lances and Charge Attacks:</text:span><text:span text:style-name="T8"> A lance deals double damage if employed by a mounted character in a charge.</text:span></text:p>
      <text:p text:style-name="P3"><text:span text:style-name="T9">Weapons Readied against a Charge: </text:span><text:span text:style-name="T8">Spears, tridents, and certain other piercing weapons deal double damage when readied (set) and used against a charging character.</text:span></text:p>
      <text:p text:style-name="P4"/>
      <text:p text:style-name="P3"><text:span text:style-name="T11">DISARM</text:span></text:p>
      <text:p text:style-name="P3"><text:span text:style-name="T8">As a melee attack, you may attempt to disarm your opponent. If you do so with a weapon, you knock the opponent’s weapon out of his hands and to the ground. If you attempt the disarm while unarmed, you end up with the weapon in your hand.</text:span></text:p>
      <text:p text:style-name="P14"><text:span text:style-name="T2">If you’re attempting to disarm a melee weapon, follow the steps outlined here. If the item you are attempting to disarm isn’t a melee weapon the defender may still oppose you with an attack roll, but takes a penalty and can’t attempt to disarm you in return if your attempt fails.</text:span></text:p>
      <text:p text:style-name="P3"><text:span text:style-name="T9">Step 1:</text:span><text:span text:style-name="T8"> Attack of Opportunity. You provoke an attack of opportunity from the target you are trying to disarm. (If you have the Improved Disarm feat, you don’t incur an attack of opportunity for making a disarm attempt.) If the defender’s attack of opportunity deals any damage, your disarm attempt fails.</text:span></text:p>
      <text:p text:style-name="P3"><text:span text:style-name="T9">Step 2:</text:span><text:span text:style-name="T8"> Opposed Rolls. You and the defender make opposed attack rolls with your respective weapons. The wielder of a two-handed weapon on a disarm attempt gets a +4 bonus on this roll, and the wielder of a light weapon takes a –4 penalty. (An unarmed strike is considered a light weapon, so you always take a penalty when trying to disarm an opponent by using an unarmed strike.) If the combatants are of different sizes, the larger combatant gets a bonus on the attack roll of +4 per difference in size category. If the targeted item isn’t a melee weapon, the defender takes a –4 penalty on the roll.</text:span></text:p>
      <text:p text:style-name="P3"><text:span text:style-name="T9">Step Three:</text:span><text:span text:style-name="T8"> Consequences. If you beat the defender, the defender is disarmed. If you attempted the disarm action unarmed, you now have the weapon. If you were armed, the defender’s weapon is on the ground in the defender’s square.</text:span></text:p>
      <text:p text:style-name="P3"><text:span text:style-name="T8">If you fail on the disarm attempt, the defender may immediately react and attempt to disarm you with the same sort of opposed melee attack roll. His attempt does not provoke an attack of opportunity from you. If he fails his disarm attempt, you do not subsequently get a free disarm attempt against him.</text:span></text:p>
      <text:p text:style-name="P3"><text:span text:style-name="T10">Note: </text:span><text:span text:style-name="T8">A defender wearing spiked gauntlets can’t be disarmed. A defender using a weapon attached to a locked gauntlet gets a +10 bonus to resist being disarmed.</text:span></text:p>
      <text:p text:style-name="P7"/>
      <text:p text:style-name="P3"><text:span text:style-name="T8">Grabbing Items</text:span></text:p>
      <text:p text:style-name="P3"><text:span text:style-name="T8">You can use a disarm action to snatch an item worn by the target. If you want to have the item in your hand, the disarm must be made as an unarmed attack.</text:span></text:p>
      <text:p text:style-name="P3"><text:span text:style-name="T8">If the item is poorly secured or otherwise easy to snatch or cut away the attacker gets a +4 bonus. Unlike on a normal disarm attempt, failing the attempt doesn’t allow the defender to attempt to disarm you. This otherwise functions identically to a disarm attempt, as noted above.</text:span></text:p>
      <text:p text:style-name="P3"><text:span text:style-name="T8">You can’t snatch an item that is well secured unless you have pinned the wearer (see Grapple). Even then, the defender gains a +4 bonus on his roll to resist the attempt.</text:span></text:p>
      <text:p text:style-name="P4"/>
      <text:p text:style-name="P3"><text:span text:style-name="T11">FEINT</text:span></text:p>
      <text:p text:style-name="P3"><text:span text:style-name="T8">Feinting is a standard action. To feint, make a Bluff check opposed by a Sense Motive check by your target. The target may add his base attack bonus to this Sense Motive check. If your Bluff check result exceeds your target’s Sense Motive check result, the next melee attack you make against the target does not allow him to use his Dexterity bonus to AC (if any). This attack must be made on or before your next turn.</text:span></text:p>
      <text:p text:style-name="P3"><text:soft-page-break/><text:span text:style-name="T8">When feinting in this way against a nonhumanoid you take a –4 penalty. Against a creature of animal Intelligence (1 or 2), you take a –8 penalty. Against a nonintelligent creature, it’s impossible.</text:span></text:p>
      <text:p text:style-name="P14"><text:span text:style-name="T2">Feinting in combat does not provoke attacks of opportunity.</text:span></text:p>
      <text:p text:style-name="P3"><text:span text:style-name="T9">Feinting as a Move Action:</text:span><text:span text:style-name="T8"> With the Improved Feint feat, you can attempt a feint as a move action instead of as a standard action.</text:span></text:p>
      <text:p text:style-name="P4"/>
      <text:p text:style-name="P3"><text:span text:style-name="T11">GRAPPLE</text:span></text:p>
      <text:p text:style-name="P7"/>
      <text:p text:style-name="P3"><text:span text:style-name="T8">Grapple Checks</text:span></text:p>
      <text:p text:style-name="P3"><text:span text:style-name="T8">Repeatedly in a grapple, you need to make opposed grapple checks against an opponent. A grapple check is like a melee attack roll. Your attack bonus on a grapple check is: Base attack bonus + Strength modifier + special size modifier</text:span></text:p>
      <text:p text:style-name="P3"><text:span text:style-name="T9">Special Size Modifier:</text:span><text:span text:style-name="T8"> The special size modifier for a grapple check is as follows: Colossal +16, Gargantuan +12, Huge +8, Large +4, Medium +0, Small –4, Tiny –8, Diminutive –12, Fine –16. Use this number in place of the normal size modifier you use when making an attack roll.</text:span></text:p>
      <text:p text:style-name="P7"/>
      <text:p text:style-name="P3"><text:span text:style-name="T8">Starting a Grapple</text:span></text:p>
      <text:p text:style-name="P3"><text:span text:style-name="T8">To start a grapple, you need to grab and hold your target. Starting a grapple requires a successful melee attack roll. If you get multiple attacks, you can attempt to start a grapple multiple times (at successively lower base attack bonuses).</text:span></text:p>
      <text:p text:style-name="P3"><text:span text:style-name="T9">Step 1:</text:span><text:span text:style-name="T8"> Attack of Opportunity. You provoke an attack of opportunity from the target you are trying to grapple. If the attack of opportunity deals damage, the grapple attempt fails. (Certain monsters do not provoke attacks of opportunity when they attempt to grapple, nor do characters with the Improved Grapple feat.) If the attack of opportunity misses or fails to deal damage, proceed to Step 2.</text:span></text:p>
      <text:p text:style-name="P3"><text:span text:style-name="T9">Step 2:</text:span><text:span text:style-name="T8"> Grab. You make a melee touch attack to grab the target. If you fail to hit the target, the grapple attempt fails. If you succeed, proceed to Step 3.</text:span></text:p>
      <text:p text:style-name="P3"><text:span text:style-name="T9">Step 3:</text:span><text:span text:style-name="T8"> Hold. Make an opposed grapple check as a free action.</text:span></text:p>
      <text:p text:style-name="P3"><text:span text:style-name="T8">If you succeed, you and your target are now grappling, and you deal damage to the target as if with an unarmed strike.</text:span></text:p>
      <text:p text:style-name="P3"><text:span text:style-name="T8">If you lose, you fail to start the grapple. You automatically lose an attempt to hold if the target is two or more size categories larger than you are.</text:span></text:p>
      <text:p text:style-name="P3"><text:span text:style-name="T8">In case of a tie, the combatant with the higher grapple check modifier wins. If this is a tie, roll again to break the tie.</text:span></text:p>
      <text:p text:style-name="P3"><text:span text:style-name="T9">Step 4:</text:span><text:span text:style-name="T8"> Maintain Grapple. To maintain the grapple for later rounds, you must move into the target’s space. (This movement is free and doesn’t count as part of your movement in the round.)</text:span></text:p>
      <text:p text:style-name="P3"><text:span text:style-name="T8">Moving, as normal, provokes attacks of opportunity from threatening opponents, but not from your target.</text:span></text:p>
      <text:p text:style-name="P3"><text:span text:style-name="T8">If you can’t move into your target’s space, you can’t maintain the grapple and must immediately let go of the target. To grapple again, you must begin at Step 1.</text:span></text:p>
      <text:p text:style-name="P7"><text:soft-page-break/></text:p>
      <text:p text:style-name="P3"><text:span text:style-name="T8">Grappling Consequences</text:span></text:p>
      <text:p text:style-name="P3"><text:span text:style-name="T8">While you’re grappling, your ability to attack others and defend yourself is limited.</text:span></text:p>
      <text:p text:style-name="P3"><text:span text:style-name="T9">No Threatened Squares:</text:span><text:span text:style-name="T8"> You don’t threaten any squares while grappling.</text:span></text:p>
      <text:p text:style-name="P3"><text:span text:style-name="T9">No Dexterity Bonus:</text:span><text:span text:style-name="T8"> You lose your Dexterity bonus to AC (if you have one) against opponents you aren’t grappling. (You can still use it against opponents you are grappling.)</text:span></text:p>
      <text:p text:style-name="P3"><text:span text:style-name="T9">No Movement:</text:span><text:span text:style-name="T8"> You can’t move normally while grappling. You may, however, make an opposed grapple check (see below) to move while grappling.</text:span></text:p>
      <text:p text:style-name="P7"/>
      <text:p text:style-name="P3"><text:span text:style-name="T8">If You’re Grappling</text:span></text:p>
      <text:p text:style-name="P3"><text:span text:style-name="T8">When you are grappling (regardless of who started the grapple), you can perform any of the following actions. Some of these actions take the place of an attack (rather than being a standard action or a move action). If your base attack bonus allows you multiple attacks, you can attempt one of these actions in place of each of your attacks, but at successively lower base attack bonuses.</text:span></text:p>
      <text:p text:style-name="P3"><text:span text:style-name="T9">Activate a Magic Item:</text:span><text:span text:style-name="T8"> You can activate a magic item, as long as the item doesn’t require a spell completion trigger. You don’t need to make a grapple check to activate the item.</text:span></text:p>
      <text:p text:style-name="P3"><text:span text:style-name="T9">Attack Your Opponent:</text:span><text:span text:style-name="T8"> You can make an attack with an unarmed strike, natural weapon, or light weapon against another character you are grappling. You take a –4 penalty on such attacks.</text:span></text:p>
      <text:p text:style-name="P3"><text:span text:style-name="T8">You can’t attack with two weapons while grappling, even if both are light weapons.</text:span></text:p>
      <text:p text:style-name="P3"><text:span text:style-name="T9">Cast a Spell:</text:span><text:span text:style-name="T8"> You can attempt to cast a spell while grappling or even while pinned (see below), provided its casting time is no more than 1 standard action, it has no somatic component, and you have in hand any material components or focuses you might need. Any spell that requires precise and careful action</text:span><text:span text:style-name="T10"> </text:span><text:span text:style-name="T8">is impossible to cast while grappling or being pinned. If the spell is one that you can cast while grappling, you must make a Concentration check (DC 20 + spell level) or lose the spell. You don’t have to make a successful grapple check to cast the spell.</text:span></text:p>
      <text:p text:style-name="P3"><text:span text:style-name="T9">Damage Your Opponent:</text:span><text:span text:style-name="T8"> While grappling, you can deal damage to your opponent equivalent to an unarmed strike. Make an opposed grapple check in place of an attack. If you win, you deal nonlethal damage as normal for your unarmed strike (1d3 points for Medium attackers or 1d2 points for Small attackers, plus Strength modifiers). If you want to deal lethal damage, you take a –4 penalty on your grapple check.</text:span></text:p>
      <text:p text:style-name="P3"><text:span text:style-name="T10">Exception: </text:span><text:span text:style-name="T8">Monks deal more damage on an unarmed strike than other characters, and the damage is lethal. However, they can choose to deal their damage as nonlethal damage when grappling without taking the usual –4 penalty for changing lethal damage to nonlethal damage.</text:span></text:p>
      <text:p text:style-name="P3"><text:span text:style-name="T9">Draw a Light Weapon:</text:span><text:span text:style-name="T8"> You can draw a light weapon as a move action with a successful grapple check.</text:span></text:p>
      <text:p text:style-name="P3"><text:span text:style-name="T9">Escape from Grapple:</text:span><text:span text:style-name="T8"> You can escape a grapple by winning an opposed grapple check in place of making an attack. You can make an Escape Artist check in place of your grapple check if you so desire, but this requires a standard action. If more than one opponent is grappling you, your grapple check result has to beat all their individual check results to escape. (Opponents don’t have to try to hold you if they don’t want to.) If you escape, you finish the action by moving into any space adjacent to your opponent(s).</text:span></text:p>
      <text:p text:style-name="P3"><text:span text:style-name="T9">Move:</text:span><text:span text:style-name="T8"> You can move half your speed (bringing all others engaged in the grapple with you) by winning an opposed grapple check. This requires a standard action, and you must beat all the other individual check results to move the grapple.</text:span></text:p>
      <text:p text:style-name="P3"><text:span text:style-name="T10">Note: </text:span><text:span text:style-name="T8">You get a +4 bonus on your grapple check to move a pinned opponent, but only if no one else is involved in the grapple.</text:span></text:p>
      <text:p text:style-name="P3"><text:span text:style-name="T9">Retrieve a Spell Component: </text:span><text:span text:style-name="T8">You can produce a spell component from your pouch while grappling by using a full-round action. Doing so does not require a successful grapple check.</text:span></text:p>
      <text:p text:style-name="P3"><text:span text:style-name="T9">Pin Your Opponent:</text:span><text:span text:style-name="T8"> You can hold your opponent immobile for 1 round by winning an opposed grapple check (made in place of an attack). Once you have an opponent pinned, you have a few options available to you (see below).</text:span></text:p>
      <text:p text:style-name="P3"><text:soft-page-break/><text:span text:style-name="T9">Break Another’s Pin: </text:span><text:span text:style-name="T8">If you are grappling an opponent who has another character pinned, you can make an opposed grapple check in place of an attack. If you win, you break the hold that the opponent has over the other character. The character is still grappling, but is no longer pinned.</text:span></text:p>
      <text:p text:style-name="P3"><text:span text:style-name="T9">Use Opponent’s Weapon: </text:span><text:span text:style-name="T8">If your opponent is holding a light weapon, you can use it to attack him. Make an opposed grapple check (in place of an attack). If you win, make an attack roll with the weapon with a –4 penalty (doing this doesn’t require another action).</text:span></text:p>
      <text:p text:style-name="P3"><text:span text:style-name="T8">You don’t gain possession of the weapon by performing this action.</text:span></text:p>
      <text:p text:style-name="P7"/>
      <text:p text:style-name="P3"><text:span text:style-name="T8">If You’re Pinning an Opponent</text:span></text:p>
      <text:p text:style-name="P3"><text:span text:style-name="T8">You can attempt to damage your opponent with an opposed grapple check, you can attempt to use your opponent’s weapon against him, or you can attempt to move the grapple (all described above). At your option, you can prevent a pinned opponent from speaking.</text:span></text:p>
      <text:p text:style-name="P3"><text:span text:style-name="T8">You can use a disarm action to remove or grab away a well secured object worn by a pinned opponent, but he gets a +4 bonus on his roll to resist your attempt (see Disarm).</text:span></text:p>
      <text:p text:style-name="P3"><text:span text:style-name="T8">You may voluntarily release a pinned character as a free action; if you do so, you are no longer considered to be grappling that character (and vice versa).</text:span></text:p>
      <text:p text:style-name="P3"><text:span text:style-name="T8">You can’t draw or use a weapon (against the pinned character or any other character), escape another’s grapple, retrieve a spell component, pin another character, or break another’s pin while you are pinning an opponent.</text:span></text:p>
      <text:p text:style-name="P7"/>
      <text:p text:style-name="P3"><text:span text:style-name="T8">If You’re Pinned by an Opponent</text:span></text:p>
      <text:p text:style-name="P3"><text:span text:style-name="T8">When an opponent has pinned you, you are held immobile (but not helpless) for 1 round. While you’re pinned, you take a –4 penalty to your AC against opponents other than the one pinning you. At your opponent’s option, you may also be unable to speak. On your turn, you can try to escape the pin by making an opposed grapple check in place of an attack. You can make an Escape Artist check in place of your grapple check if you want, but this requires a standard action. If you win, you escape the pin, but you’re still grappling.</text:span></text:p>
      <text:p text:style-name="P7"/>
      <text:p text:style-name="P3"><text:span text:style-name="T8">Joining a Grapple</text:span></text:p>
      <text:p text:style-name="P3"><text:span text:style-name="T8">If your target is already grappling someone else, you can use an attack to start a grapple, as above, except that the target doesn’t get an attack of opportunity against you, and your grab automatically succeeds. You still have to make a successful opposed grapple check to become part of the grapple.</text:span></text:p>
      <text:p text:style-name="P3"><text:span text:style-name="T8">If there are multiple opponents involved in the grapple, you pick one to make the opposed grapple check against.</text:span></text:p>
      <text:p text:style-name="P7"/>
      <text:p text:style-name="P3"><text:span text:style-name="T8">Multiple Grapplers</text:span></text:p>
      <text:p text:style-name="P3"><text:span text:style-name="T8">Several combatants can be in a single grapple. Up to four combatants can grapple a single opponent in a given round. Creatures that are one or more size categories smaller than you count for half, creatures that are one size category larger than you count double, and creatures two or more size categories larger count quadruple.</text:span></text:p>
      <text:p text:style-name="P3"><text:span text:style-name="T8">When you are grappling with multiple opponents, you choose one opponent to make an opposed check against. The exception is an attempt to escape from the grapple; to successfully escape, your grapple check must beat the check results of each opponent.</text:span></text:p>
      <text:p text:style-name="P4"/>
      <text:p text:style-name="P3"><text:soft-page-break/><text:span text:style-name="T11">MOUNTED COMBAT</text:span></text:p>
      <text:p text:style-name="P3"><text:span text:style-name="T9">Horses in Combat: </text:span><text:span text:style-name="T8">Warhorses and warponies can serve readily as combat steeds. Light horses, ponies, and heavy horses, however, are frightened by combat. If you don’t dismount, you must make a DC 20 Ride check each round as a move action to control such a horse. If you succeed, you can perform a standard action after the move action. If you fail, the move action becomes a full round action and you can’t do anything else until your next turn.</text:span></text:p>
      <text:p text:style-name="P3"><text:span text:style-name="T8">Your mount acts on your initiative count as you direct it. You move at its speed, but the mount uses its action to move.</text:span></text:p>
      <text:p text:style-name="P3"><text:span text:style-name="T8">A horse (not a pony) is a Large creature and thus takes up a space 10 feet (2 squares) across. For simplicity, assume that you share your mount’s space during combat.</text:span></text:p>
      <text:p text:style-name="P3"><text:span text:style-name="T9">Combat while Mounted:</text:span><text:span text:style-name="T8"> With a DC 5 Ride check, you can guide your mount with your knees so as to use both hands to attack or defend yourself. This is a free action.</text:span></text:p>
      <text:p text:style-name="P14"><text:span text:style-name="T2">When you attack a creature smaller than your mount that is on foot, you get the +1 bonus on melee attacks for being on higher ground. If your mount moves more than 5 feet, you can only make a single melee attack. Essentially, you have to wait until the mount gets to your enemy before attacking, so you can’t make a full attack. Even at your mount’s full speed, you don’t take any penalty on melee attacks while mounted.</text:span></text:p>
      <text:p text:style-name="P3"><text:span text:style-name="T8">If your mount charges, you also take the AC penalty associated with a charge. If you make an attack at the end of the charge, you receive the bonus gained from the charge. When charging on horseback, you deal double damage with a lance (see Charge).</text:span></text:p>
      <text:p text:style-name="P14"><text:span text:style-name="T2">You can use ranged weapons while your mount is taking a double move, but at a –4 penalty on the attack roll. You can use ranged weapons while your mount is running (quadruple speed), at a –8 penalty. In either case, you make the attack roll when your mount has completed half its movement. You can make a full attack with a ranged weapon while your mount is moving. Likewise, you can take move actions normally</text:span></text:p>
      <text:p text:style-name="P3"><text:span text:style-name="T9">Casting Spells while Mounted:</text:span><text:span text:style-name="T8"> You can cast a spell normally if your mount moves up to a normal move (its speed) either before or after you cast. If you have your mount move both before and after you cast a spell, then you’re casting the spell while the mount is moving, and you have to make a Concentration check due to the vigorous motion (DC 10 + spell level) or lose the spell. If the mount is running (quadruple speed), you can cast a spell when your mount has moved up to twice its speed, but your Concentration check is more difficult due to the violent motion (DC 15 + spell level).</text:span></text:p>
      <text:p text:style-name="P3"><text:span text:style-name="T9">If Your Mount Falls in Battle:</text:span><text:span text:style-name="T8"> If your mount falls, you have to succeed on a DC 15 Ride check to make a soft fall and take no damage. If the check fails, you take 1d6 points of damage.</text:span></text:p>
      <text:p text:style-name="P3"><text:span text:style-name="T9">If You Are Dropped:</text:span><text:span text:style-name="T8"> If you are knocked unconscious, you have a 50% chance to stay in the saddle (or 75% if you’re in a military saddle). Otherwise you fall and take 1d6 points of damage.</text:span></text:p>
      <text:p text:style-name="P3"><text:span text:style-name="T8">Without you to guide it, your mount avoids combat.</text:span></text:p>
      <text:p text:style-name="P4"/>
      <text:p text:style-name="P3"><text:span text:style-name="T11">OVERRUN</text:span></text:p>
      <text:p text:style-name="P3"><text:span text:style-name="T8">You can attempt an overrun as a standard action taken during your move. (In general, you cannot take a standard action during a move; this is an exception.) With an overrun, you attempt to plow past or over your opponent (and move through his square) as you move. You can only overrun an opponent who is one size category larger than you, the same size, or smaller. You can make only one overrun attempt per round.</text:span></text:p>
      <text:p text:style-name="P14"><text:span text:style-name="T2">If you’re attempting to overrun an opponent, follow these steps.</text:span></text:p>
      <text:p text:style-name="P3"><text:span text:style-name="T9">Step 1:</text:span><text:span text:style-name="T8"> Attack of Opportunity. Since you begin the overrun by moving into the defender’s space, you provoke an attack of opportunity from the defender.</text:span></text:p>
      <text:p text:style-name="P3"><text:span text:style-name="T9">Step 2: </text:span><text:span text:style-name="T8">Opponent Avoids? The defender has the option to simply avoid you. If he avoids you, he doesn’t suffer any ill effect and you may keep moving (You can always move through a square occupied by someone who lets you by.) The overrun attempt doesn’t count against your actions this round (except for any movement required to enter the opponent’s square). If your opponent doesn’t avoid you, move to Step 3.</text:span></text:p>
      <text:p text:style-name="P3"><text:span text:style-name="T9">Step 3:</text:span><text:span text:style-name="T8"> Opponent Blocks? If your opponent blocks you, make a Strength check opposed by the defender’s Dexterity or Strength check (whichever ability score has the higher modifier). A combatant gets a +4 bonus on the check for every size category he is larger than Medium or a –4 penalty for every size category he is smaller than Medium. The defender gets a +4 bonus on his check if he has more than two legs or is otherwise more stable than a normal humanoid. If you win, you knock the defender prone. If you lose, the defender may immediately react and make a Strength check opposed by your Dexterity or Strength check (including the size modifiers noted above, but no other modifiers) to try to knock you prone.</text:span></text:p>
      <text:p text:style-name="P3"><text:span text:style-name="T9">Step 4: </text:span><text:span text:style-name="T8">Consequences. If you succeed in knocking your opponent prone, you can continue your movement as normal. If you fail and are knocked prone in turn, you have to move 5 feet back the way you came and fall prone, ending your movement there. If you fail but are not knocked prone, you have to move 5 feet back the way you came, ending your movement there. If that square is occupied, you fall prone in that square.</text:span></text:p>
      <text:p text:style-name="P3"><text:span text:style-name="T9">Improved Overrun:</text:span><text:span text:style-name="T8"> If you have the Improved Overrun feat, your target may not choose to avoid you.</text:span></text:p>
      <text:p text:style-name="P3"><text:soft-page-break/><text:span text:style-name="T9">Mounted Overrun (Trample):</text:span><text:span text:style-name="T8"> If you attempt an overrun while mounted, your mount makes the Strength check to determine the success or failure of the overrun attack (and applies its size modifier, rather than yours). If you have the Trample feat and attempt an overrun while mounted, your target may not choose to avoid you, and if you knock your opponent prone with the overrun, your mount may make one hoof attack against your opponent.</text:span></text:p>
      <text:p text:style-name="P4"/>
      <text:p text:style-name="P3"><text:span text:style-name="T11">SUNDER</text:span></text:p>
      <text:p text:style-name="P3"><text:span text:style-name="T8">You can use a melee attack with a slashing or bludgeoning weapon to strike a weapon or shield that your opponent is holding. If you’re attempting to sunder a weapon or shield, follow the steps outlined here. (Attacking held objects other than weapons or shields is covered below.)</text:span></text:p>
      <text:p text:style-name="P7"/>
      <table:table table:name="Table6" table:style-name="Table6">
        <table:table-column table:style-name="Table6.A"/>
        <table:table-column table:style-name="Table6.B"/>
        <table:table-column table:style-name="Table6.C"/>
        <text:soft-page-break/>
        <table:table-row table:style-name="Table6.1">
          <table:table-cell table:style-name="Table6.A1" table:number-columns-spanned="3" office:value-type="string">
            <text:p text:style-name="P8"><text:span text:style-name="T4">Table: Common Armor, Weapon, and Shield Hardness and Hit Points</text:span></text:p>
          </table:table-cell>
          <table:covered-table-cell/>
          <table:covered-table-cell/>
        </table:table-row>
        <table:table-row table:style-name="Table6.2">
          <table:table-cell table:style-name="Table6.A2" office:value-type="string">
            <text:p text:style-name="P8"><text:span text:style-name="T4">Weapon or Shield</text:span></text:p>
          </table:table-cell>
          <table:table-cell table:style-name="Table6.A2" office:value-type="string">
            <text:p text:style-name="P13"><text:span text:style-name="T4">Hardness</text:span></text:p>
          </table:table-cell>
          <table:table-cell table:style-name="Table6.A2" office:value-type="string">
            <text:p text:style-name="P13"><text:span text:style-name="T4">HP</text:span><text:span text:style-name="T14">1</text:span></text:p>
          </table:table-cell>
        </table:table-row>
        <table:table-row table:style-name="Table6.2">
          <table:table-cell table:style-name="Table6.A2" office:value-type="string">
            <text:p text:style-name="P3"><text:span text:style-name="T5">Light blade </text:span></text:p>
          </table:table-cell>
          <table:table-cell table:style-name="Table6.A2" office:value-type="string">
            <text:p text:style-name="P12"><text:span text:style-name="T5">10</text:span></text:p>
          </table:table-cell>
          <table:table-cell table:style-name="Table6.A2" office:value-type="string">
            <text:p text:style-name="P12"><text:span text:style-name="T5">2</text:span></text:p>
          </table:table-cell>
        </table:table-row>
        <table:table-row table:style-name="Table6.2">
          <table:table-cell table:style-name="Table6.A2" office:value-type="string">
            <text:p text:style-name="P3"><text:span text:style-name="T5">One-handed blade</text:span></text:p>
          </table:table-cell>
          <table:table-cell table:style-name="Table6.A2" office:value-type="string">
            <text:p text:style-name="P12"><text:span text:style-name="T5">10</text:span></text:p>
          </table:table-cell>
          <table:table-cell table:style-name="Table6.A2" office:value-type="string">
            <text:p text:style-name="P12"><text:span text:style-name="T5">5</text:span></text:p>
          </table:table-cell>
        </table:table-row>
        <table:table-row table:style-name="Table6.2">
          <table:table-cell table:style-name="Table6.A2" office:value-type="string">
            <text:p text:style-name="P3"><text:span text:style-name="T5">Two-handed blade</text:span></text:p>
          </table:table-cell>
          <table:table-cell table:style-name="Table6.A2" office:value-type="string">
            <text:p text:style-name="P12"><text:span text:style-name="T5">10</text:span></text:p>
          </table:table-cell>
          <table:table-cell table:style-name="Table6.A2" office:value-type="string">
            <text:p text:style-name="P12"><text:span text:style-name="T5">10</text:span></text:p>
          </table:table-cell>
        </table:table-row>
        <table:table-row table:style-name="Table6.2">
          <table:table-cell table:style-name="Table6.A2" office:value-type="string">
            <text:p text:style-name="P3"><text:span text:style-name="T5">Light metal-hafted weapon</text:span></text:p>
          </table:table-cell>
          <table:table-cell table:style-name="Table6.A2" office:value-type="string">
            <text:p text:style-name="P12"><text:span text:style-name="T5">10</text:span></text:p>
          </table:table-cell>
          <table:table-cell table:style-name="Table6.A2" office:value-type="string">
            <text:p text:style-name="P12"><text:span text:style-name="T5">10</text:span></text:p>
          </table:table-cell>
        </table:table-row>
        <table:table-row table:style-name="Table6.2">
          <table:table-cell table:style-name="Table6.A2" office:value-type="string">
            <text:p text:style-name="P3"><text:span text:style-name="T5">One-handed metal-hafted weapon</text:span></text:p>
          </table:table-cell>
          <table:table-cell table:style-name="Table6.A2" office:value-type="string">
            <text:p text:style-name="P12"><text:span text:style-name="T5">10</text:span></text:p>
          </table:table-cell>
          <table:table-cell table:style-name="Table6.A2" office:value-type="string">
            <text:p text:style-name="P12"><text:span text:style-name="T5">20</text:span></text:p>
          </table:table-cell>
        </table:table-row>
        <table:table-row table:style-name="Table6.2">
          <table:table-cell table:style-name="Table6.A2" office:value-type="string">
            <text:p text:style-name="P3"><text:span text:style-name="T5">Light hafted weapon </text:span></text:p>
          </table:table-cell>
          <table:table-cell table:style-name="Table6.A2" office:value-type="string">
            <text:p text:style-name="P12"><text:span text:style-name="T5">5</text:span></text:p>
          </table:table-cell>
          <table:table-cell table:style-name="Table6.A2" office:value-type="string">
            <text:p text:style-name="P12"><text:span text:style-name="T5">2</text:span></text:p>
          </table:table-cell>
        </table:table-row>
        <table:table-row table:style-name="Table6.2">
          <table:table-cell table:style-name="Table6.A2" office:value-type="string">
            <text:p text:style-name="P3"><text:span text:style-name="T5">One-handed hafted weapon</text:span></text:p>
          </table:table-cell>
          <table:table-cell table:style-name="Table6.A2" office:value-type="string">
            <text:p text:style-name="P12"><text:span text:style-name="T5">5</text:span></text:p>
          </table:table-cell>
          <table:table-cell table:style-name="Table6.A2" office:value-type="string">
            <text:p text:style-name="P12"><text:span text:style-name="T5">5</text:span></text:p>
          </table:table-cell>
        </table:table-row>
        <table:table-row table:style-name="Table6.2">
          <table:table-cell table:style-name="Table6.A2" office:value-type="string">
            <text:p text:style-name="P3"><text:span text:style-name="T5">Two-handed hafted weapon</text:span></text:p>
          </table:table-cell>
          <table:table-cell table:style-name="Table6.A2" office:value-type="string">
            <text:p text:style-name="P12"><text:span text:style-name="T5">5</text:span></text:p>
          </table:table-cell>
          <table:table-cell table:style-name="Table6.A2" office:value-type="string">
            <text:p text:style-name="P12"><text:span text:style-name="T5">10</text:span></text:p>
          </table:table-cell>
        </table:table-row>
        <table:table-row table:style-name="Table6.2">
          <table:table-cell table:style-name="Table6.A2" office:value-type="string">
            <text:p text:style-name="P3"><text:span text:style-name="T5">Projectile weapon</text:span></text:p>
          </table:table-cell>
          <table:table-cell table:style-name="Table6.A2" office:value-type="string">
            <text:p text:style-name="P12"><text:span text:style-name="T5">5</text:span></text:p>
          </table:table-cell>
          <table:table-cell table:style-name="Table6.A2" office:value-type="string">
            <text:p text:style-name="P12"><text:span text:style-name="T5">5</text:span></text:p>
          </table:table-cell>
        </table:table-row>
        <table:table-row table:style-name="Table6.2">
          <table:table-cell table:style-name="Table6.A2" office:value-type="string">
            <text:p text:style-name="P3"><text:span text:style-name="T5">Armor</text:span></text:p>
          </table:table-cell>
          <table:table-cell table:style-name="Table6.A2" office:value-type="string">
            <text:p text:style-name="P12"><text:span text:style-name="T5">special</text:span><text:span text:style-name="T14">2</text:span></text:p>
          </table:table-cell>
          <table:table-cell table:style-name="Table6.A2" office:value-type="string">
            <text:p text:style-name="P12"><text:span text:style-name="T5">armor bonus x5</text:span></text:p>
          </table:table-cell>
        </table:table-row>
        <table:table-row table:style-name="Table6.2">
          <table:table-cell table:style-name="Table6.A2" office:value-type="string">
            <text:p text:style-name="P3"><text:span text:style-name="T5">Buckler</text:span></text:p>
          </table:table-cell>
          <table:table-cell table:style-name="Table6.A2" office:value-type="string">
            <text:p text:style-name="P12"><text:span text:style-name="T5">10</text:span></text:p>
          </table:table-cell>
          <table:table-cell table:style-name="Table6.A2" office:value-type="string">
            <text:p text:style-name="P12"><text:span text:style-name="T5">5</text:span></text:p>
          </table:table-cell>
        </table:table-row>
        <table:table-row table:style-name="Table6.2">
          <table:table-cell table:style-name="Table6.A2" office:value-type="string">
            <text:p text:style-name="P3"><text:span text:style-name="T5">Light wooden shield</text:span></text:p>
          </table:table-cell>
          <table:table-cell table:style-name="Table6.A2" office:value-type="string">
            <text:p text:style-name="P12"><text:span text:style-name="T5">5</text:span></text:p>
          </table:table-cell>
          <table:table-cell table:style-name="Table6.A2" office:value-type="string">
            <text:p text:style-name="P12"><text:span text:style-name="T5">7</text:span></text:p>
          </table:table-cell>
        </table:table-row>
        <table:table-row table:style-name="Table6.2">
          <table:table-cell table:style-name="Table6.A2" office:value-type="string">
            <text:p text:style-name="P3"><text:span text:style-name="T5">Heavy wooden shield</text:span></text:p>
          </table:table-cell>
          <table:table-cell table:style-name="Table6.A2" office:value-type="string">
            <text:p text:style-name="P12"><text:span text:style-name="T5">5</text:span></text:p>
          </table:table-cell>
          <table:table-cell table:style-name="Table6.A2" office:value-type="string">
            <text:p text:style-name="P12"><text:span text:style-name="T5">15</text:span></text:p>
          </table:table-cell>
        </table:table-row>
        <table:table-row table:style-name="Table6.2">
          <table:table-cell table:style-name="Table6.A2" office:value-type="string">
            <text:p text:style-name="P3"><text:span text:style-name="T5">Light steel shield</text:span></text:p>
          </table:table-cell>
          <table:table-cell table:style-name="Table6.A2" office:value-type="string">
            <text:p text:style-name="P12"><text:span text:style-name="T5">10</text:span></text:p>
          </table:table-cell>
          <table:table-cell table:style-name="Table6.A2" office:value-type="string">
            <text:p text:style-name="P12"><text:span text:style-name="T5">10</text:span></text:p>
          </table:table-cell>
        </table:table-row>
        <table:table-row table:style-name="Table6.2">
          <table:table-cell table:style-name="Table6.A2" office:value-type="string">
            <text:p text:style-name="P3"><text:span text:style-name="T5">Heavy steel shield</text:span></text:p>
          </table:table-cell>
          <table:table-cell table:style-name="Table6.A2" office:value-type="string">
            <text:p text:style-name="P12"><text:span text:style-name="T5">10</text:span></text:p>
          </table:table-cell>
          <table:table-cell table:style-name="Table6.A2" office:value-type="string">
            <text:p text:style-name="P12"><text:span text:style-name="T5">20</text:span></text:p>
          </table:table-cell>
        </table:table-row>
        <table:table-row table:style-name="Table6.2">
          <table:table-cell table:style-name="Table6.A2" office:value-type="string">
            <text:p text:style-name="P3"><text:span text:style-name="T5">Tower shield</text:span></text:p>
          </table:table-cell>
          <table:table-cell table:style-name="Table6.A2" office:value-type="string">
            <text:p text:style-name="P12"><text:span text:style-name="T5">5</text:span></text:p>
          </table:table-cell>
          <table:table-cell table:style-name="Table6.A2" office:value-type="string">
            <text:p text:style-name="P12"><text:span text:style-name="T5">20</text:span></text:p>
          </table:table-cell>
        </table:table-row>
        <table:table-row table:style-name="Table6.1">
          <table:table-cell table:style-name="Table6.A2" table:number-columns-spanned="3" office:value-type="string">
            <text:p text:style-name="P8"><text:span text:style-name="T5">1 The hp value given is for Medium armor, weapons, and shields. Divide by 2 for each size category of the item smaller than Medium, or multiply it by 2 for each size category larger than Medium.</text:span></text:p>
          </table:table-cell>
          <table:covered-table-cell/>
          <table:covered-table-cell/>
        </table:table-row>
        <table:table-row table:style-name="Table6.1">
          <table:table-cell table:style-name="Table6.A20" table:number-columns-spanned="3" office:value-type="string">
            <text:p text:style-name="P8"><text:span text:style-name="T5">2 Varies by material.</text:span></text:p>
          </table:table-cell>
          <table:covered-table-cell/>
          <table:covered-table-cell/>
        </table:table-row>
      </table:table>
      <text:p text:style-name="P7"/>
      <text:p text:style-name="P3"><text:span text:style-name="T9">Step 1:</text:span><text:span text:style-name="T8"> Attack of Opportunity. You provoke an attack of opportunity from the target whose weapon or shield you are trying to sunder. (If you have the Improved Sunder feat, you don’t incur an attack of opportunity for making the attempt.)</text:span></text:p>
      <text:p text:style-name="P3"><text:span text:style-name="T9">Step 2: </text:span><text:span text:style-name="T8">Opposed Rolls. You and the defender make opposed attack rolls with your respective weapons. The wielder of a two-handed weapon on a sunder attempt gets a +4 bonus on this roll, and the wielder of a light weapon takes a –4 penalty. If the combatants are of different sizes, the larger combatant gets a bonus on the attack roll of +4 per difference in size category.</text:span></text:p>
      <text:p text:style-name="P3"><text:span text:style-name="T9">Step 3:</text:span><text:span text:style-name="T8"> Consequences. If you beat the defender, roll damage and deal it to the weapon or shield. See Table: Common Armor, Weapon, and Shield Hardness and Hit Points to determine how much damage you must deal to destroy the weapon or shield.</text:span></text:p>
      <text:p text:style-name="P3"><text:span text:style-name="T8">If you fail the sunder attempt, you don’t deal any damage.</text:span></text:p>
      <text:p text:style-name="P3"><text:span text:style-name="T10">Sundering a Carried or Worn Object: </text:span><text:span text:style-name="T8">You don’t use an opposed attack roll to damage a carried or worn object. Instead, just make an attack roll against the object’s AC. A carried or worn object’s AC is equal to 10 + its size modifier + the Dexterity modifier of the carrying or wearing character. Attacking a carried or worn object provokes an attack of opportunity just as attacking a held object does. To attempt to snatch away an item worn by a defender rather than damage it, see Disarm. You can’t sunder armor worn by another character.</text:span></text:p>
      <text:p text:style-name="P4"/>
      <text:p text:style-name="P3"><text:span text:style-name="T11">THROW SPLASH WEAPON</text:span></text:p>
      <text:p text:style-name="P3"><text:span text:style-name="T8">A splash weapon is a ranged weapon that breaks on impact, splashing or scattering its contents over its target and nearby creatures or objects. To attack with a splash weapon, make a ranged touch attack against the target. Thrown weapons require no weapon proficiency, so you don’t take the –4 nonproficiency penalty. A hit deals direct hit damage to the target, and splash damage to all creatures within 5 feet of the target.</text:span></text:p>
      <text:p text:style-name="P3"><text:span text:style-name="T8">You can instead target a specific grid intersection. Treat this as a ranged attack against AC 5. However, if you target a grid intersection, creatures in all adjacent squares are dealt the splash damage, and the direct hit damage is not dealt to any creature. (You can’t target a grid intersection occupied by a creature, such as a Large or larger creature; in this case, you’re aiming at the creature.)</text:span></text:p>
      <text:p text:style-name="P3"><text:span text:style-name="T8">If you miss the target (whether aiming at a creature or a grid intersection), roll 1d8. This determines the misdirection of the throw, with 1 being straight back at you and 2 through 8 counting clockwise around the grid intersection or target creature. Then, count a number of squares in the indicated direction equal to the range increment of the throw.</text:span></text:p>
      <text:p text:style-name="P3"><text:span text:style-name="T8">After you determine where the weapon landed, it deals splash damage to all creatures in adjacent squares.</text:span></text:p>
      <text:p text:style-name="P4"/>
      <text:p text:style-name="P3"><text:span text:style-name="T11">TRIP</text:span></text:p>
      <text:p text:style-name="P3"><text:span text:style-name="T8">You can try to trip an opponent as an unarmed melee attack. You can only trip an opponent who is one size category larger than you, the same size, or smaller.</text:span></text:p>
      <text:p text:style-name="P3"><text:span text:style-name="T9">Making a Trip Attack:</text:span><text:span text:style-name="T8"> Make an unarmed melee touch attack against your target. This provokes an attack of opportunity from your target as normal for unarmed attacks.</text:span></text:p>
      <text:p text:style-name="P14"><text:span text:style-name="T2">If your attack succeeds, make a Strength check opposed by the defender’s Dexterity or Strength check (whichever ability score has the higher modifier). A combatant gets a +4 bonus for every size category he is larger than Medium or a –4 penalty for every size category he is smaller than Medium. The defender gets a +4 bonus on his check if he has more than two legs or is otherwise more stable than a normal humanoid. If you win, you trip the defender. If you lose, the defender may immediately react and make a Strength check opposed by your Dexterity or Strength check to try to trip you.</text:span></text:p>
      <text:p text:style-name="P3"><text:span text:style-name="T10">Avoiding Attacks of Opportunity: </text:span><text:span text:style-name="T8">If you have the Improved Trip feat, or if you are tripping with a weapon (see below), you don’t provoke an attack of opportunity for making a trip attack.</text:span></text:p>
      <text:p text:style-name="P3"><text:span text:style-name="T9">Being Tripped (Prone):</text:span><text:span text:style-name="T8"> A tripped character is prone. Standing up is a move action.</text:span></text:p>
      <text:p text:style-name="P3"><text:span text:style-name="T9">Tripping a Mounted Opponent:</text:span><text:span text:style-name="T8"> You may make a trip attack against a mounted opponent. The defender may make a Ride check in place of his Dexterity or Strength check. If you succeed, you pull the rider from his mount.</text:span></text:p>
      <text:p text:style-name="P3"><text:soft-page-break/><text:span text:style-name="T9">Tripping with a Weapon:</text:span><text:span text:style-name="T8"> Some weapons can be used to make trip attacks. In this case, you make a melee touch attack with the weapon instead of an unarmed melee touch attack, and you don’t provoke an attack of opportunity.</text:span></text:p>
      <text:p text:style-name="P3"><text:span text:style-name="T8">If you are tripped during your own trip attempt, you can drop the weapon to avoid being tripped.</text:span></text:p>
      <text:p text:style-name="P4"/>
      <text:p text:style-name="P3"><text:span text:style-name="T11">TURN OR REBUKE UNDEAD</text:span></text:p>
      <text:p text:style-name="P3"><text:span text:style-name="T8">Good clerics and paladins and some neutral clerics can channel positive energy, which can halt, drive off (rout), or destroy undead.</text:span></text:p>
      <text:p text:style-name="P3"><text:span text:style-name="T8">Evil clerics and some neutral clerics can channel negative energy, which can halt, awe (rebuke), control (command), or bolster undead.</text:span></text:p>
      <text:p text:style-name="P3"><text:span text:style-name="T8">Regardless of the effect, the general term for the activity is “turning.” When attempting to exercise their divine control over these creatures, characters make turning checks.</text:span></text:p>
      <text:p text:style-name="P7"/>
      <text:p text:style-name="P3"><text:span text:style-name="T8">Turning Checks</text:span></text:p>
      <text:p text:style-name="P3"><text:span text:style-name="T8">Turning undead is a supernatural ability that a character can perform as a standard action. It does not provoke attacks of opportunity.</text:span></text:p>
      <text:p text:style-name="P3"><text:span text:style-name="T8">You must present your holy symbol to turn undead. Turning is considered an attack.</text:span></text:p>
      <text:p text:style-name="P3"><text:span text:style-name="T9">Times per Day: </text:span><text:span text:style-name="T8">You may attempt to turn undead a number of times per day equal to 3 + your Charisma modifier. You can increase this number by taking the Extra Turning feat.</text:span></text:p>
      <text:p text:style-name="P3"><text:span text:style-name="T9">Range:</text:span><text:span text:style-name="T8"> You turn the closest turnable undead first, and you can’t turn undead that are more than 60 feet away or that have total cover relative to you. You don’t need line of sight to a target, but you do need line of effect.</text:span></text:p>
      <text:p text:style-name="P3"><text:span text:style-name="T9">Turning Check:</text:span><text:span text:style-name="T8"> The first thing you do is roll a turning check to see how powerful an undead creature you can turn. This is a Charisma check (1d20 + your Charisma modifier). Table: Turning Undead gives you the Hit Dice of the most powerful undead you can affect, relative to your level. On a given turning attempt, you can turn no undead creature whose Hit Dice exceed the result on this table.</text:span></text:p>
      <text:p text:style-name="P3"><text:span text:style-name="T9">Turning Damage:</text:span><text:span text:style-name="T8"> If your roll on Table: Turning Undead is high enough to let you turn at least some of the undead within 60 feet, roll 2d6 + your cleric level + your Charisma modifier for turning damage. That’s how many total Hit Dice of undead you can turn.</text:span></text:p>
      <text:p text:style-name="P3"><text:span text:style-name="T8">If your Charisma score is average or low, it’s possible to roll fewer Hit Dice of undead turned than indicated on Table: Turning Undead.</text:span></text:p>
      <text:p text:style-name="P3"><text:span text:style-name="T8">You may skip over already turned undead that are still within range, so that you do not waste your turning capacity on them.</text:span></text:p>
      <text:p text:style-name="P3"><text:span text:style-name="T9">Effect and Duration of Turning:</text:span><text:span text:style-name="T8"> Turned undead flee from you by the best and fastest means available to them. They flee for 10 rounds (1 minute). If they cannot flee, they cower (giving any attack rolls against them a +2 bonus). If you approach within 10 feet of them, however, they overcome being turned and act normally. (You can stand within 10 feet without breaking the turning effect—you just can’t approach them.) You can attack them with ranged attacks (from at least 10 feet away), and others can attack them in any fashion, without breaking the turning effect.</text:span></text:p>
      <text:p text:style-name="P3"><text:span text:style-name="T9">Destroying Undead:</text:span><text:span text:style-name="T8"> If you have twice as many levels (or more) as the undead have Hit Dice, you destroy any that you would normally turn.</text:span></text:p>
      <text:p text:style-name="P6"/>
      <table:table table:name="Table7" table:style-name="Table7">
        <table:table-column table:style-name="Table7.A"/>
        <table:table-column table:style-name="Table7.B"/>
        <text:soft-page-break/>
        <table:table-row table:style-name="Table7.1">
          <table:table-cell table:style-name="Table7.A1" table:number-columns-spanned="2" office:value-type="string">
            <text:h text:style-name="P17" text:outline-level="4"><text:span text:style-name="T5">Table: Turning Undead</text:span></text:h>
          </table:table-cell>
          <table:covered-table-cell/>
        </table:table-row>
        <table:table-row table:style-name="Table7.2">
          <table:table-cell table:style-name="Table7.A2" office:value-type="string">
            <text:p text:style-name="P13"><text:span text:style-name="T4">Turning Check Result</text:span></text:p>
          </table:table-cell>
          <table:table-cell table:style-name="Table7.A2" office:value-type="string">
            <text:p text:style-name="P13"><text:span text:style-name="T4">Most Powerful Undead Affected (Maximum Hit Dice)</text:span></text:p>
          </table:table-cell>
        </table:table-row>
        <table:table-row table:style-name="Table7.2">
          <table:table-cell table:style-name="Table7.A2" office:value-type="string">
            <text:p text:style-name="P12"><text:span text:style-name="T5">0 or lower</text:span></text:p>
          </table:table-cell>
          <table:table-cell table:style-name="Table7.A2" office:value-type="string">
            <text:p text:style-name="P12"><text:span text:style-name="T5">Cleric’s level – 4</text:span></text:p>
          </table:table-cell>
        </table:table-row>
        <table:table-row table:style-name="Table7.2">
          <table:table-cell table:style-name="Table7.A2" office:value-type="string">
            <text:p text:style-name="P12"><text:span text:style-name="T5">1–3</text:span></text:p>
          </table:table-cell>
          <table:table-cell table:style-name="Table7.A2" office:value-type="string">
            <text:p text:style-name="P12"><text:span text:style-name="T5">Cleric’s level – 3</text:span></text:p>
          </table:table-cell>
        </table:table-row>
        <table:table-row table:style-name="Table7.2">
          <table:table-cell table:style-name="Table7.A2" office:value-type="string">
            <text:p text:style-name="P12"><text:span text:style-name="T5">4–6</text:span></text:p>
          </table:table-cell>
          <table:table-cell table:style-name="Table7.A2" office:value-type="string">
            <text:p text:style-name="P12"><text:span text:style-name="T5">Cleric’s level – 2</text:span></text:p>
          </table:table-cell>
        </table:table-row>
        <table:table-row table:style-name="Table7.2">
          <table:table-cell table:style-name="Table7.A2" office:value-type="string">
            <text:p text:style-name="P12"><text:span text:style-name="T5">7–9</text:span></text:p>
          </table:table-cell>
          <table:table-cell table:style-name="Table7.A2" office:value-type="string">
            <text:p text:style-name="P12"><text:span text:style-name="T5">Cleric’s level – 1</text:span></text:p>
          </table:table-cell>
        </table:table-row>
        <table:table-row table:style-name="Table7.2">
          <table:table-cell table:style-name="Table7.A2" office:value-type="string">
            <text:p text:style-name="P12"><text:span text:style-name="T5">10–12</text:span></text:p>
          </table:table-cell>
          <table:table-cell table:style-name="Table7.A2" office:value-type="string">
            <text:p text:style-name="P12"><text:span text:style-name="T5">Cleric’s level</text:span></text:p>
          </table:table-cell>
        </table:table-row>
        <table:table-row table:style-name="Table7.2">
          <table:table-cell table:style-name="Table7.A2" office:value-type="string">
            <text:p text:style-name="P12"><text:span text:style-name="T5">13–15</text:span></text:p>
          </table:table-cell>
          <table:table-cell table:style-name="Table7.A2" office:value-type="string">
            <text:p text:style-name="P12"><text:span text:style-name="T5">Cleric’s level + 1</text:span></text:p>
          </table:table-cell>
        </table:table-row>
        <table:table-row table:style-name="Table7.2">
          <table:table-cell table:style-name="Table7.A2" office:value-type="string">
            <text:p text:style-name="P12"><text:span text:style-name="T5">16–18</text:span></text:p>
          </table:table-cell>
          <table:table-cell table:style-name="Table7.A2" office:value-type="string">
            <text:p text:style-name="P12"><text:span text:style-name="T5">Cleric’s level + 2</text:span></text:p>
          </table:table-cell>
        </table:table-row>
        <table:table-row table:style-name="Table7.2">
          <table:table-cell table:style-name="Table7.A2" office:value-type="string">
            <text:p text:style-name="P12"><text:span text:style-name="T5">19–21</text:span></text:p>
          </table:table-cell>
          <table:table-cell table:style-name="Table7.A2" office:value-type="string">
            <text:p text:style-name="P12"><text:span text:style-name="T5">Cleric’s level + 3</text:span></text:p>
          </table:table-cell>
        </table:table-row>
        <table:table-row table:style-name="Table7.2">
          <table:table-cell table:style-name="Table7.A11" office:value-type="string">
            <text:p text:style-name="P13"><text:span text:style-name="T5">22 or higher</text:span></text:p>
          </table:table-cell>
          <table:table-cell table:style-name="Table7.A11" office:value-type="string">
            <text:p text:style-name="P13"><text:span text:style-name="T5">Cleric’s level + 4</text:span></text:p>
          </table:table-cell>
        </table:table-row>
      </table:table>
      <text:p text:style-name="P7"/>
      <text:p text:style-name="P3"><text:span text:style-name="T8">Evil Clerics and Undead</text:span></text:p>
      <text:p text:style-name="P3"><text:span text:style-name="T8">Evil clerics channel negative energy to rebuke (awe) or command (control) undead rather than channeling positive energy to turn or destroy them. An evil cleric makes the equivalent of a turning check. Undead that would be turned are rebuked instead, and those that would be destroyed are commanded.</text:span></text:p>
      <text:p text:style-name="P3"><text:span text:style-name="T9">Rebuked:</text:span><text:span text:style-name="T8"> A rebuked undead creature cowers as if in awe (attack rolls against the creature get a +2 bonus). The effect lasts 10 rounds.</text:span></text:p>
      <text:p text:style-name="P3"><text:span text:style-name="T9">Commanded:</text:span><text:span text:style-name="T8"> A commanded undead creature is under the mental control of the evil cleric. The cleric must take a standard action to give mental orders to a commanded undead. At any one time, the cleric may command any number of undead whose total Hit Dice do not exceed his level. He may voluntarily relinquish command on any commanded undead creature or creatures in order to command new ones.</text:span></text:p>
      <text:p text:style-name="P3"><text:span text:style-name="T9">Dispelling Turning:</text:span><text:span text:style-name="T8"> An evil cleric may channel negative energy to dispel a good cleric’s turning effect. The evil cleric makes a turning check as if attempting to rebuke the undead. If the turning check result is equal to or greater than the turning check result that the good cleric scored when turning the undead, then the undead are no longer turned. The evil cleric rolls turning damage of 2d6 + cleric level + Charisma modifier to see how many Hit Dice worth of undead he can affect in this way (as if he were rebuking them).</text:span></text:p>
      <text:p text:style-name="P3"><text:span text:style-name="T9">Bolstering Undead:</text:span><text:span text:style-name="T8"> An evil cleric may also bolster undead creatures against turning in advance. He makes a turning check as if attempting to rebuke the undead, but the Hit Dice result on Table: Turning Undead becomes the undead creatures’ effective Hit Dice as far as turning is concerned (provided the result is higher than the creatures’ actual Hit Dice). The bolstering lasts 10 rounds. An evil undead cleric can bolster himself in this manner.</text:span></text:p>
      <text:p text:style-name="P7"/>
      <text:p text:style-name="P3"><text:span text:style-name="T8">Neutral Clerics and Undead</text:span></text:p>
      <text:p text:style-name="P3"><text:span text:style-name="T8">A cleric of neutral alignment can either turn undead but not rebuke them, or rebuke undead but not turn them. See Turn or Rebuke Undead for more information.</text:span></text:p>
      <text:p text:style-name="P3"><text:span text:style-name="T8">Even if a cleric is neutral, channeling positive energy is a good act and channeling negative energy is evil.</text:span></text:p>
      <text:p text:style-name="P7"/>
      <text:p text:style-name="P3"><text:span text:style-name="T8">Paladins and Undead</text:span></text:p>
      <text:p text:style-name="P3"><text:span text:style-name="T8">Beginning at 4th level, paladins can turn undead as if they were clerics of three levels lower than they actually are.</text:span></text:p>
      <text:p text:style-name="P7"/>
      <text:p text:style-name="P3"><text:span text:style-name="T8">Turning Other Creatures</text:span></text:p>
      <text:p text:style-name="P3"><text:span text:style-name="T8">Some clerics have the ability to turn creatures other than undead.</text:span></text:p>
      <text:p text:style-name="P3"><text:span text:style-name="T8">The turning check result is determined as normal.</text:span></text:p>
      <text:p text:style-name="P7"/>
      <text:p text:style-name="P3"><text:span text:style-name="T11">TWO-WEAPON FIGHTING</text:span></text:p>
      <text:p text:style-name="P3"><text:soft-page-break/><text:span text:style-name="T8">If you wield a second weapon in your off hand, you can get one extra attack per round with that weapon. You suffer a –6 penalty with your regular attack or attacks with your primary hand and a –10 penalty to the attack with your off hand when you fight this way. You can reduce these penalties in two ways:</text:span></text:p>
      <text:p text:style-name="P3"><text:span text:style-name="T8">•If your off-hand weapon is light, the penalties are reduced by 2 each. (An unarmed strike is always considered light.)</text:span></text:p>
      <text:p text:style-name="P3"><text:span text:style-name="T8">•The Two-Weapon Fighting feat lessens the primary hand penalty by 2, and the off-hand penalty by 6.</text:span></text:p>
      <text:p text:style-name="P3"><text:span text:style-name="T8">Table: Two-Weapon Fighting Penalties summarizes the interaction of all these factors.</text:span></text:p>
      <text:p text:style-name="P6"/>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8"><text:span text:style-name="T4">Table: Two-Weapon Fighting Penalties</text:span></text:p>
          </table:table-cell>
          <table:covered-table-cell/>
          <table:covered-table-cell/>
        </table:table-row>
        <table:table-row table:style-name="Table8.2">
          <table:table-cell table:style-name="Table8.A2" office:value-type="string">
            <text:h text:style-name="P17" text:outline-level="4"><text:span text:style-name="T5">Circumstances</text:span></text:h>
          </table:table-cell>
          <table:table-cell table:style-name="Table8.A2" office:value-type="string">
            <text:h text:style-name="P19" text:outline-level="4"><text:span text:style-name="T5">Primary Hand</text:span></text:h>
          </table:table-cell>
          <table:table-cell table:style-name="Table8.A2" office:value-type="string">
            <text:h text:style-name="P19" text:outline-level="4"><text:span text:style-name="T5">Off Hand</text:span></text:h>
          </table:table-cell>
        </table:table-row>
        <table:table-row table:style-name="Table8.2">
          <table:table-cell table:style-name="Table8.A2" office:value-type="string">
            <text:p text:style-name="P3"><text:span text:style-name="T5">Normal penalties</text:span></text:p>
          </table:table-cell>
          <table:table-cell table:style-name="Table8.A2" office:value-type="string">
            <text:p text:style-name="P12"><text:span text:style-name="T5">–6</text:span></text:p>
          </table:table-cell>
          <table:table-cell table:style-name="Table8.A2" office:value-type="string">
            <text:p text:style-name="P12"><text:span text:style-name="T5">–10</text:span></text:p>
          </table:table-cell>
        </table:table-row>
        <table:table-row table:style-name="Table8.2">
          <table:table-cell table:style-name="Table8.A2" office:value-type="string">
            <text:p text:style-name="P3"><text:span text:style-name="T5">Off-hand weapon is light</text:span></text:p>
          </table:table-cell>
          <table:table-cell table:style-name="Table8.A2" office:value-type="string">
            <text:p text:style-name="P12"><text:span text:style-name="T5">–4</text:span></text:p>
          </table:table-cell>
          <table:table-cell table:style-name="Table8.A2" office:value-type="string">
            <text:p text:style-name="P12"><text:span text:style-name="T5">–8</text:span></text:p>
          </table:table-cell>
        </table:table-row>
        <table:table-row table:style-name="Table8.2">
          <table:table-cell table:style-name="Table8.A2" office:value-type="string">
            <text:p text:style-name="P3"><text:span text:style-name="T5">Two-Weapon Fighting feat</text:span></text:p>
          </table:table-cell>
          <table:table-cell table:style-name="Table8.A2" office:value-type="string">
            <text:p text:style-name="P12"><text:span text:style-name="T5">–4</text:span></text:p>
          </table:table-cell>
          <table:table-cell table:style-name="Table8.A2" office:value-type="string">
            <text:p text:style-name="P12"><text:span text:style-name="T5">–4</text:span></text:p>
          </table:table-cell>
        </table:table-row>
        <table:table-row table:style-name="Table8.2">
          <table:table-cell table:style-name="Table8.A6" office:value-type="string">
            <text:p text:style-name="P8"><text:span text:style-name="T5">Off-hand weapon is light and Two-Weapon Fighting feat</text:span></text:p>
          </table:table-cell>
          <table:table-cell table:style-name="Table8.A6" office:value-type="string">
            <text:p text:style-name="P13"><text:span text:style-name="T5">–2</text:span></text:p>
          </table:table-cell>
          <table:table-cell table:style-name="Table8.A6" office:value-type="string">
            <text:p text:style-name="P13"><text:span text:style-name="T5">–2</text:span></text:p>
          </table:table-cell>
        </table:table-row>
      </table:table>
      <text:p text:style-name="P7"/>
      <text:p text:style-name="P3"><text:span text:style-name="T9">Double Weapons</text:span><text:span text:style-name="T8">: You can use a double weapon to make an extra attack with the off-hand end of the weapon as if you were fighting with two weapons. The penalties apply as if the off-hand end of the weapon were a light weapon.</text:span></text:p>
      <text:p text:style-name="P3"><text:span text:style-name="T9">Thrown Weapons:</text:span><text:span text:style-name="T8"> The same rules apply when you throw a weapon from each hand. Treat a dart or shuriken as a light weapon when used in this manner, and treat a bolas, javelin, net, or sling as a one-handed weapon.</text:span></text:p>
      <text:p text:style-name="P5"/>
      <text:p text:style-name="P3"><text:span text:style-name="T7">SPECIAL INITIATIVE ACTIONS</text:span></text:p>
      <text:p text:style-name="P3"><text:span text:style-name="T8">Here are ways to change when you act during combat by altering your place in the initiative order.</text:span></text:p>
      <text:p text:style-name="P4"/>
      <text:p text:style-name="P3"><text:span text:style-name="T11">DELAY</text:span></text:p>
      <text:p text:style-name="P3"><text:span text:style-name="T8">By choosing to delay, you take no action and then act normally on whatever initiative count you decide to act. When you delay, you voluntarily reduce your own initiative result for the rest of the combat. When your new, lower initiative count comes up later in the same round, you can act normally. You can specify this new initiative result or just wait until some time later in the round and act then, thus fixing your new initiative count at that point.</text:span></text:p>
      <text:p text:style-name="P3"><text:span text:style-name="T8">You never get back the time you spend waiting to see what’s going to happen. You can’t, however, interrupt anyone else’s action (as you can with a readied action).</text:span></text:p>
      <text:p text:style-name="P3"><text:soft-page-break/><text:span text:style-name="T9">Initiative Consequences of Delaying: </text:span><text:span text:style-name="T8">Your initiative result becomes the count on which you took the delayed action. If you come to your next action and have not yet performed an action, you don’t get to take a delayed action (though you can delay again).</text:span></text:p>
      <text:p text:style-name="P3"><text:span text:style-name="T8">If you take a delayed action in the next round, before your regular turn comes up, your initiative count rises to that new point in the order of battle, and you do not get your regular action that round.</text:span></text:p>
      <text:p text:style-name="P4"/>
      <text:p text:style-name="P3"><text:span text:style-name="T11">READY</text:span></text:p>
      <text:p text:style-name="P3"><text:span text:style-name="T8">The ready action lets you prepare to take an action later, after your turn is over but before your next one has begun. Readying is a standard action. It does not provoke an attack of opportunity (though the action that you ready might do so).</text:span></text:p>
      <text:p text:style-name="P3"><text:span text:style-name="T9">Readying an Action:</text:span><text:span text:style-name="T8"> You can ready a standard action, a move action, or a free action. To do so, specify the action you will take and the conditions under which you will take it. Then, any time before your next action, you may take the readied action in response to that condition. The action occurs just before the action that triggers it. If the triggered action is part of another character’s activities, you interrupt the other character. Assuming he is still capable of doing so, he continues his actions once you complete your readied action. Your initiative result changes. For the rest of the encounter, your initiative result is the count on which you took the readied action, and you act immediately ahead of the character whose action triggered your readied action.</text:span></text:p>
      <text:p text:style-name="P3"><text:span text:style-name="T8">You can take a 5-foot step as part of your readied action, but only if you don’t otherwise move any distance during the round. </text:span></text:p>
      <text:p text:style-name="P3"><text:span text:style-name="T9">Initiative Consequences of Readying:</text:span><text:span text:style-name="T8"> Your initiative result becomes the count on which you took the readied action. If you come to your next action and have not yet performed your readied action, you don’t get to take the readied action (though you can ready the same action again). If you take your readied action in the next round, before your regular turn comes up, your initiative count rises to that new point in the order of battle, and you do not get your regular action that round.</text:span></text:p>
      <text:p text:style-name="P3"><text:span text:style-name="T9">Distracting Spellcasters:</text:span><text:span text:style-name="T8"> You can ready an attack against a spellcaster with the trigger “if she starts casting a spell.” If you damage the spellcaster, she may lose the spell she was trying to cast (as determined by her Concentration check result).</text:span></text:p>
      <text:p text:style-name="P3"><text:span text:style-name="T9">Readying to Counterspell:</text:span><text:span text:style-name="T8"> You may ready a counterspell against a spellcaster (often with the trigger “if she starts casting a spell”). In this case, when the spellcaster starts a spell, you get a chance to identify it with a Spellcraft check (DC 15 + spell level). If you do, and if you can cast that same spell (are able to cast it and have it prepared, if you prepare spells), you can cast the spell as a counterspell and automatically ruin the other spellcaster’s spell. Counterspelling works even if one spell is divine and the other arcane.</text:span></text:p>
      <text:p text:style-name="P3"><text:span text:style-name="T8">A spellcaster can use </text:span><text:span text:style-name="T10">dispel magic </text:span><text:span text:style-name="T8">to counterspell another spellcaster, but it doesn’t always work.</text:span></text:p>
      <text:p text:style-name="P3"><text:span text:style-name="T9">Readying a Weapon against a Charge:</text:span><text:span text:style-name="T8"> You can ready certain piercing weapons, setting them to receive charges. A readied weapon of this type deals double damage if you score a hit with it against a charging charac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center"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VEMENT, POSITION, AND DISTANCE</dc:title>
    <meta:initial-creator>AKSmith</meta:initial-creator>
    <meta:creation-date>2003-07-01T10:20:00</meta:creation-date>
    <dc:date>2003-10-22T13:11:00</dc:date>
    <meta:editing-cycles>9</meta:editing-cycles>
    <meta:editing-duration>PT24S</meta:editing-duration>
    <meta:document-statistic meta:table-count="8" meta:image-count="0" meta:object-count="0" meta:page-count="23" meta:paragraph-count="524" meta:word-count="10332" meta:character-count="58372" meta:non-whitespace-character-count="48549"/>
    <meta:generator>LibreOffice/5.4.6.2$Linux_X86_64 LibreOffice_project/40m0$Build-2</meta:generator>
    <meta:user-defined meta:name="Company">Wizards of the Coast</meta:user-defined>
    <meta:user-defined meta:name="Operator">AKSmith</meta:user-defined>
  </office:meta>
</office:document-meta>
</file>